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71d0e" officeooo:paragraph-rsid="00171d0e"/>
    </style:style>
    <style:style style:name="P2" style:family="paragraph" style:parent-style-name="Standard">
      <style:paragraph-properties fo:text-align="start" style:justify-single-word="false"/>
      <style:text-properties fo:font-weight="bold" officeooo:rsid="00171d0e" officeooo:paragraph-rsid="00171d0e" style:font-weight-asian="bold" style:font-weight-complex="bold"/>
    </style:style>
    <style:style style:name="P3" style:family="paragraph" style:parent-style-name="Standard">
      <style:paragraph-properties fo:text-align="start" style:justify-single-word="false"/>
      <style:text-properties fo:font-weight="bold" officeooo:rsid="00184347" officeooo:paragraph-rsid="00184347" style:font-weight-asian="bold" style:font-weight-complex="bold"/>
    </style:style>
    <style:style style:name="P4" style:family="paragraph" style:parent-style-name="Standard">
      <style:paragraph-properties fo:text-align="start" style:justify-single-word="false"/>
      <style:text-properties fo:font-weight="normal" officeooo:rsid="00171d0e" officeooo:paragraph-rsid="00171d0e" style:font-weight-asian="normal" style:font-weight-complex="normal"/>
    </style:style>
    <style:style style:name="P5" style:family="paragraph" style:parent-style-name="Standard">
      <style:paragraph-properties fo:text-align="start" style:justify-single-word="false"/>
      <style:text-properties fo:font-weight="normal" officeooo:rsid="00184347" officeooo:paragraph-rsid="0018434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121 Notes</text:p>
      <text:p text:style-name="P1">DH</text:p>
      <text:p text:style-name="P1"/>
      <text:p text:style-name="P2">Chapter 15:</text:p>
      <text:p text:style-name="P4">recursive method will call themselves.</text:p>
      <text:p text:style-name="P4">Code Listing 15-1 (EndlessRecursion.java)</text:p>
      <text:p text:style-name="P4"><text:s/>1 <text:s/>/**</text:p>
      <text:p text:style-name="P4"><text:s/>2 <text:s text:c="5"/>This class has a recursive method.</text:p>
      <text:p text:style-name="P4"><text:s/>3 <text:s/>*/</text:p>
      <text:p text:style-name="P4"><text:s/>4</text:p>
      <text:p text:style-name="P4"><text:s/>5 <text:s/>public class EndlessRecursion</text:p>
      <text:p text:style-name="P4"><text:s/>6 <text:s/>{</text:p>
      <text:p text:style-name="P4"><text:s/>7 <text:s text:c="4"/>public static void message()</text:p>
      <text:p text:style-name="P4"><text:s/>8 <text:s text:c="4"/>{</text:p>
      <text:p text:style-name="P4"><text:s/>9 <text:s text:c="7"/>System.out.println("This is a recursive method.");</text:p>
      <text:p text:style-name="P4">10 <text:s text:c="7"/>message();</text:p>
      <text:p text:style-name="P4">11 <text:s text:c="4"/>}</text:p>
      <text:p text:style-name="P4">12 <text:s/>}</text:p>
      <text:p text:style-name="P4"/>
      <text:p text:style-name="P4">this will print out sout and will call itself.</text:p>
      <text:p text:style-name="P4">There is an infinite loop in this though since there is nothing to stop.</text:p>
      <text:p text:style-name="P4"/>
      <text:p text:style-name="P4">Like a loop, a recursive method must have some way to control the number of times it repeats. The class in Code Listing 15-2 has a modified version of the message method. It passes an integer argument, which holds the number of times the method should call itself.</text:p>
      <text:p text:style-name="P4"/>
      <text:p text:style-name="P4">Code Listing 15-2 (Recursive.java)</text:p>
      <text:p text:style-name="P4"><text:s/>1 <text:s/>/**</text:p>
      <text:p text:style-name="P4"><text:s/>2 <text:s text:c="4"/>This class has a recursive method, message,</text:p>
      <text:p text:style-name="P4"><text:s/>3 <text:s text:c="4"/>which displays a message n times.</text:p>
      <text:p text:style-name="P4"><text:s/>4 <text:s/>*/</text:p>
      <text:p text:style-name="P4"><text:s/>5</text:p>
      <text:p text:style-name="P4"><text:s/>6 <text:s/>public class Recursive</text:p>
      <text:p text:style-name="P4"><text:s/>7 <text:s/>{</text:p>
      <text:p text:style-name="P4"><text:s/>8 <text:s text:c="4"/>public static void message(int n)</text:p>
      <text:p text:style-name="P4"><text:s/>9 <text:s text:c="4"/>{</text:p>
      <text:p text:style-name="P4">10 <text:s text:c="7"/>if (n &gt; 0)</text:p>
      <text:p text:style-name="P4">11 <text:s text:c="7"/>{</text:p>
      <text:p text:style-name="P4">12 <text:s text:c="10"/>System.out.println("This is a recursive method.");</text:p>
      <text:p text:style-name="P4">13 <text:s text:c="10"/>message(n − 1);</text:p>
      <text:p text:style-name="P4">14 <text:s text:c="7"/>}</text:p>
      <text:p text:style-name="P4">15 <text:s text:c="4"/>}</text:p>
      <text:p text:style-name="P4">16 <text:s/>}</text:p>
      <text:p text:style-name="P4"/>
      <text:p text:style-name="P4">Code Listing 15-3 (RecursionDemo.java)</text:p>
      <text:p text:style-name="P4"><text:s/>1 <text:s/>/**</text:p>
      <text:p text:style-name="P4"><text:s/>2 <text:s text:c="4"/>This class demonstrates the Recursive.message method.</text:p>
      <text:p text:style-name="P4"><text:s/>3 <text:s/>*/</text:p>
      <text:p text:style-name="P4"><text:s/>4</text:p>
      <text:p text:style-name="P4"><text:soft-page-break/><text:s/>5 <text:s/>public class RecursionDemo</text:p>
      <text:p text:style-name="P4"><text:s/>6 <text:s/>{</text:p>
      <text:p text:style-name="P4"><text:s/>7 <text:s text:c="4"/>public static void main(String[] args)</text:p>
      <text:p text:style-name="P4"><text:s/>8 <text:s text:c="4"/>{</text:p>
      <text:p text:style-name="P4"><text:s/>9 <text:s text:c="7"/>Recursive.message(5);</text:p>
      <text:p text:style-name="P4">10 <text:s text:c="4"/>}</text:p>
      <text:p text:style-name="P4">11 <text:s/>}</text:p>
      <text:p text:style-name="P4">12</text:p>
      <text:p text:style-name="P4"/>
      <text:p text:style-name="P4">this will call the recursive class and will set n to 5 meaning it will loop five times.</text:p>
      <text:p text:style-name="P4">In total, it is called six times including the main method and the five additional loops.</text:p>
      <text:p text:style-name="P4"/>
      <text:p text:style-name="P4"/>
      <text:p text:style-name="P2">15.2:</text:p>
      <text:p text:style-name="P4">problems can be solved with recursion if it can be broken down into successful and smaller problems.</text:p>
      <text:p text:style-name="P4">If it can be solved recursivelt it can be solved iterativelt with a loop and these are typically less efficient that iterative.</text:p>
      <text:p text:style-name="P4">This is because it requires overhead that the loop does not need to do.</text:p>
      <text:p text:style-name="P4">n general, a recursive method works like this:</text:p>
      <text:p text:style-name="P4"/>
      <text:p text:style-name="P4">If the problem can be solved now, without recursion, then the method solves it and returns.</text:p>
      <text:p text:style-name="P4"/>
      <text:p text:style-name="P4">If the problem cannot be solved now, then the method reduces it to a smaller but similar problem and calls itself to solve the smaller problem.</text:p>
      <text:p text:style-name="P4"/>
      <text:p text:style-name="P4">Base cases can be solved without recursion and in recursive case it can.</text:p>
      <text:p text:style-name="P4"><text:s/>If n=0 then n!=1,</text:p>
      <text:p text:style-name="P4">if n&gt;0 then n!=1x2x3x...xn</text:p>
      <text:p text:style-name="P4">the first case is not recursive but the second oen is.</text:p>
      <text:p text:style-name="P4">If n&gt;0 then factorial(n)=nxfactorial(n-1)</text:p>
      <text:p text:style-name="P4"/>
      <text:p text:style-name="P4"/>
      <text:p text:style-name="P4">The following code shows how this might be implemented in a Java method:</text:p>
      <text:p text:style-name="P4"/>
      <text:p text:style-name="P4">private static int factorial(int n)</text:p>
      <text:p text:style-name="P4">{</text:p>
      <text:p text:style-name="P4"><text:s text:c="3"/>if (n == 0)</text:p>
      <text:p text:style-name="P4"><text:s text:c="6"/>return 1; <text:s text:c="2"/>// Base case</text:p>
      <text:p text:style-name="P4"><text:s text:c="3"/>else</text:p>
      <text:p text:style-name="P4"><text:s text:c="6"/>return n * factorial(n − 1);</text:p>
      <text:p text:style-name="P4">}</text:p>
      <text:p text:style-name="P4"/>
      <text:p text:style-name="P4"/>
      <text:p text:style-name="P4">Code Listing 15-4 (FactorialDemo.java)</text:p>
      <text:p text:style-name="P4"><text:s/>1 <text:s/>import javax.swing.JOptionPane;</text:p>
      <text:p text:style-name="P4"><text:s/>2</text:p>
      <text:p text:style-name="P4"><text:s/>3 <text:s/>/**</text:p>
      <text:p text:style-name="P4"><text:s/>4 <text:s text:c="4"/>This program demonstrates the recursive</text:p>
      <text:p text:style-name="P4"><text:s/>5 <text:s text:c="4"/>factorial method.</text:p>
      <text:p text:style-name="P4"><text:soft-page-break/><text:s/>6 <text:s/>*/</text:p>
      <text:p text:style-name="P4"><text:s/>7</text:p>
      <text:p text:style-name="P4"><text:s/>8 <text:s/>public class FactorialDemo</text:p>
      <text:p text:style-name="P4"><text:s/>9 <text:s/>{</text:p>
      <text:p text:style-name="P4">10 <text:s text:c="4"/>public static void main(String[] args)</text:p>
      <text:p text:style-name="P4">11 <text:s text:c="4"/>{</text:p>
      <text:p text:style-name="P4">12 <text:s text:c="7"/>String input; <text:s/>// To hold user input</text:p>
      <text:p text:style-name="P4">13 <text:s text:c="7"/>int number; <text:s text:c="3"/>// To hold a number</text:p>
      <text:p text:style-name="P4">14</text:p>
      <text:p text:style-name="P4">15 <text:s text:c="7"/>// Get a number from the user.</text:p>
      <text:p text:style-name="P4">16 <text:s text:c="7"/>input = JOptionPane.showInputDialog("Enter a " +</text:p>
      <text:p text:style-name="P4">17 <text:s text:c="41"/>"nonnegative integer:");</text:p>
      <text:p text:style-name="P4">18 <text:s text:c="7"/>number = Integer.parseInt(input);</text:p>
      <text:p text:style-name="P4">19</text:p>
      <text:p text:style-name="P4">20 <text:s text:c="7"/>// Display the factorial of the number.</text:p>
      <text:p text:style-name="P4">21 <text:s text:c="7"/>JOptionPane.showMessageDialog(null,</text:p>
      <text:p text:style-name="P4">22 <text:s text:c="19"/>number + "! is " + factorial(number));</text:p>
      <text:p text:style-name="P4">23</text:p>
      <text:p text:style-name="P4">24 <text:s text:c="7"/>System.exit(0);</text:p>
      <text:p text:style-name="P4">25 <text:s text:c="4"/>}</text:p>
      <text:p text:style-name="P4">26</text:p>
      <text:p text:style-name="P4">27 <text:s text:c="4"/>/**</text:p>
      <text:p text:style-name="P4">28 <text:s text:c="7"/>The factorial method uses recursion to calculate</text:p>
      <text:p text:style-name="P4">29 <text:s text:c="7"/>the factorial of its argument, which is assumed</text:p>
      <text:p text:style-name="P4">30 <text:s text:c="7"/>to be a nonnegative number.</text:p>
      <text:p text:style-name="P4">31 <text:s text:c="7"/>@param n The number to use in the calculation.</text:p>
      <text:p text:style-name="P4">32 <text:s text:c="7"/>@return The factorial of n.</text:p>
      <text:p text:style-name="P4">33 <text:s text:c="4"/>*/</text:p>
      <text:p text:style-name="P4">34</text:p>
      <text:p text:style-name="P4">35 <text:s text:c="4"/>private static int factorial(int n)</text:p>
      <text:p text:style-name="P4">36 <text:s text:c="4"/>{</text:p>
      <text:p text:style-name="P4">37 <text:s text:c="7"/>if (n == 0)</text:p>
      <text:p text:style-name="P4">38 <text:s text:c="10"/>return 1; <text:s text:c="2"/>// Base case</text:p>
      <text:p text:style-name="P4">39 <text:s text:c="7"/>else</text:p>
      <text:p text:style-name="P4">40 <text:s text:c="10"/>return n * factorial(n − 1);</text:p>
      <text:p text:style-name="P4">41 <text:s text:c="4"/>}</text:p>
      <text:p text:style-name="P4">42 <text:s/>}</text:p>
      <text:p text:style-name="P4"/>
      <text:p text:style-name="P4">This diagram illustrates why a recursive algorithm must reduce the problem with each recursive call. Eventually the recursion has to stop in order for a solution to be reached. If each recursive call works on a smaller version of the problem, then the recursive calls work toward the base case. The base case does not require recursion, so it stops the chain of recursive calls.</text:p>
      <text:p text:style-name="P4"/>
      <text:p text:style-name="P4">Usually, a problem is reduced by making the value of one or more parameters smaller with each recursive call. In our factorial method, the value of the parameter n gets closer to 0 with each recursive call. When the parameter reaches 0, the method returns a value without making another recursive call.</text:p>
      <text:p text:style-name="P4"/>
      <text:p text:style-name="P4">Direct and Indirect Recursion</text:p>
      <text:p text:style-name="P4"><text:soft-page-break/>The examples we have discussed so far show recursive methods that directly call themselves. This is known as direct recursion. There is also the possibility of creating indirect recursion in a program. This occurs when method A calls method B, which in turn calls method A. There can even be several methods involved in the recursion. For example, method A could call method B, which could call method C, which calls method A.</text:p>
      <text:p text:style-name="P4"/>
      <text:p text:style-name="P2">15.3:</text:p>
      <text:p text:style-name="P4">In this example we look at a method, rangeSum, that uses recursion to sum a range of array elements. The method takes the following arguments: an int array that contains the range of elements to be summed, an int specifying the starting element of the range, and an int specifying the ending element of the range. Here is an example of how the method might be used:</text:p>
      <text:p text:style-name="P4"/>
      <text:p text:style-name="P4">int[] numbers = {1, 2, 3, 4, 5, 6, 7, 8, 9};</text:p>
      <text:p text:style-name="P4">int sum;</text:p>
      <text:p text:style-name="P4">sum = rangeSum(numbers, 3, 7);</text:p>
      <text:p text:style-name="P4">This code specifies that rangeSum should return the sum of elements 3 through 7 in the numbers array. The return value, which in this case would be 30, is stored in sum. Here is the definition of the rangeSum method:</text:p>
      <text:p text:style-name="P4"/>
      <text:p text:style-name="P4">public static int rangeSum(int[] array, int start, int end)</text:p>
      <text:p text:style-name="P4">{</text:p>
      <text:p text:style-name="P4"><text:s text:c="3"/>if (start &gt; end)</text:p>
      <text:p text:style-name="P4"><text:s text:c="6"/>return 0;</text:p>
      <text:p text:style-name="P4"><text:s text:c="3"/>else</text:p>
      <text:p text:style-name="P4"><text:s text:c="6"/>return array[start] + rangeSum(array, start + 1, end);</text:p>
      <text:p text:style-name="P4">}</text:p>
      <text:p text:style-name="P4"/>
      <text:p text:style-name="P4">This statement returns the sum of array[start] plus the return value of a recursive call. Notice that in the recursive call, the starting element in the range is start + 1. In essence, this statement says “return the value of the first element in the range plus the sum of the rest of the elements in the range.” The program in Code Listing 15-5 demonstrates the method.</text:p>
      <text:p text:style-name="P4"/>
      <text:p text:style-name="P4">Code Listing 15-5 (RangeSum.java)</text:p>
      <text:p text:style-name="P4"><text:s/>1 <text:s/>/**</text:p>
      <text:p text:style-name="P4"><text:s/>2 <text:s text:c="4"/>This program demonstrates the recursive rangeSum method.</text:p>
      <text:p text:style-name="P4"><text:s/>3 <text:s/>*/</text:p>
      <text:p text:style-name="P4"><text:s/>4</text:p>
      <text:p text:style-name="P4"><text:s/>5 <text:s/>public class RangeSum</text:p>
      <text:p text:style-name="P4"><text:s/>6 <text:s/>{</text:p>
      <text:p text:style-name="P4"><text:s/>7</text:p>
      <text:p text:style-name="P4"><text:s/>8 <text:s text:c="4"/>public static void main(String[] args)</text:p>
      <text:p text:style-name="P4"><text:s/>9 <text:s text:c="4"/>{</text:p>
      <text:p text:style-name="P4">10 <text:s text:c="7"/>int[] numbers = { 1, 2, 3, 4, 5, 6, 7, 8, 9 };</text:p>
      <text:p text:style-name="P4">11</text:p>
      <text:p text:style-name="P4">12 <text:s text:c="7"/>System.out.print("The sum of elements 2 through " +</text:p>
      <text:p text:style-name="P4">13 <text:s text:c="24"/>"5 is "+ rangeSum(numbers, 2, 5));</text:p>
      <text:p text:style-name="P4">14 <text:s text:c="4"/>}</text:p>
      <text:p text:style-name="P4">15</text:p>
      <text:p text:style-name="P4">16 <text:s text:c="4"/>/**</text:p>
      <text:p text:style-name="P4"><text:soft-page-break/>17 <text:s text:c="7"/>The rangeSum method calculates the sum of a specified</text:p>
      <text:p text:style-name="P4">18 <text:s text:c="7"/>range of elements in array.</text:p>
      <text:p text:style-name="P4">19 <text:s text:c="7"/>@param start Specifies the starting element.</text:p>
      <text:p text:style-name="P4">20 <text:s text:c="7"/>@param end Specifies the ending element.</text:p>
      <text:p text:style-name="P4">21 <text:s text:c="7"/>@return The sum of the range.</text:p>
      <text:p text:style-name="P4">22 <text:s text:c="4"/>*/</text:p>
      <text:p text:style-name="P4">23</text:p>
      <text:p text:style-name="P4">24 <text:s text:c="4"/>public static int rangeSum(int[] array, int start, int end)</text:p>
      <text:p text:style-name="P4">25 <text:s text:c="4"/>{</text:p>
      <text:p text:style-name="P4">26 <text:s text:c="7"/>if (start &gt; end)</text:p>
      <text:p text:style-name="P4">27 <text:s text:c="10"/>return 0;</text:p>
      <text:p text:style-name="P4">28 <text:s text:c="7"/>else</text:p>
      <text:p text:style-name="P4">29 <text:s text:c="10"/>return array[start] +</text:p>
      <text:p text:style-name="P4">30 <text:s text:c="22"/>rangeSum(array, start + 1, end);</text:p>
      <text:p text:style-name="P4">31 <text:s text:c="4"/>}</text:p>
      <text:p text:style-name="P4">32 <text:s/>}</text:p>
      <text:p text:style-name="P4"/>
      <text:p text:style-name="P4">Code Listing 15-6 (Circles.java)</text:p>
      <text:p text:style-name="P4"><text:s/>1 <text:s/>import javafx.application.Application;</text:p>
      <text:p text:style-name="P4"><text:s/>2 <text:s/>import javafx.stage.Stage;</text:p>
      <text:p text:style-name="P4"><text:s/>3 <text:s/>import javafx.scene.Scene;</text:p>
      <text:p text:style-name="P4"><text:s/>4 <text:s/>import javafx.scene.layout.Pane;</text:p>
      <text:p text:style-name="P4"><text:s/>5 <text:s/>import javafx.scene.shape.Circle;</text:p>
      <text:p text:style-name="P4"><text:s/>6 <text:s/>import javafx.scene.paint.Color;</text:p>
      <text:p text:style-name="P4"><text:s/>7</text:p>
      <text:p text:style-name="P4"><text:s/>8 <text:s text:c="2"/>public class Circles extends Application</text:p>
      <text:p text:style-name="P4"><text:s/>9 <text:s text:c="2"/>{</text:p>
      <text:p text:style-name="P4">10 <text:s text:c="5"/>public static void main(String[] args)</text:p>
      <text:p text:style-name="P4">11 <text:s text:c="5"/>{</text:p>
      <text:p text:style-name="P4">12 <text:s text:c="8"/>launch(args);</text:p>
      <text:p text:style-name="P4">13 <text:s text:c="5"/>}</text:p>
      <text:p text:style-name="P4">14</text:p>
      <text:p text:style-name="P4">15 <text:s text:c="5"/>@Override</text:p>
      <text:p text:style-name="P4">16 <text:s text:c="5"/>public void start(Stage primaryStage)</text:p>
      <text:p text:style-name="P4">17 <text:s text:c="5"/>{</text:p>
      <text:p text:style-name="P4">18 <text:s text:c="8"/>// Constants for the scene size</text:p>
      <text:p text:style-name="P4">19 <text:s text:c="8"/>final double SCENE_WIDTH = 440.0;</text:p>
      <text:p text:style-name="P4">20 <text:s text:c="8"/>final double SCENE_HEIGHT = 440.0;</text:p>
      <text:p text:style-name="P4">21</text:p>
      <text:p text:style-name="P4">22 <text:s text:c="8"/>// Constants for the starting values</text:p>
      <text:p text:style-name="P4">23 <text:s text:c="8"/>final double CENTER_X = 220.0;</text:p>
      <text:p text:style-name="P4">24 <text:s text:c="8"/>final double CENTER_Y = 220.0;</text:p>
      <text:p text:style-name="P4">25 <text:s text:c="8"/>final double RAD = 20.0;</text:p>
      <text:p text:style-name="P4">26 <text:s text:c="8"/>final int NUM_CIRCLES = 10;</text:p>
      <text:p text:style-name="P4">27</text:p>
      <text:p text:style-name="P4">28 <text:s text:c="8"/>// Create an empty Pane.</text:p>
      <text:p text:style-name="P4">29 <text:s text:c="8"/>Pane pane = new Pane();</text:p>
      <text:p text:style-name="P4">30</text:p>
      <text:p text:style-name="P4">31 <text:s text:c="8"/>// Recursively add 10 circles to the Pane.</text:p>
      <text:p text:style-name="P4"><text:soft-page-break/>32 <text:s text:c="8"/>drawCircles(pane, NUM_CIRCLES, CENTER_X, CENTER_Y, RAD);</text:p>
      <text:p text:style-name="P4">33</text:p>
      <text:p text:style-name="P4">34 <text:s text:c="8"/>// Create a Scene and display it.</text:p>
      <text:p text:style-name="P4">35 <text:s text:c="8"/>Scene scene = new Scene(pane, SCENE_WIDTH, SCENE_HEIGHT);</text:p>
      <text:p text:style-name="P4">36 <text:s text:c="8"/>primaryStage.setScene(scene);</text:p>
      <text:p text:style-name="P4">37 <text:s text:c="8"/>primaryStage.show();</text:p>
      <text:p text:style-name="P4">38 <text:s text:c="5"/>}</text:p>
      <text:p text:style-name="P4">39</text:p>
      <text:p text:style-name="P4">40 <text:s text:c="5"/>/**</text:p>
      <text:p text:style-name="P4">41 <text:s text:c="8"/>The drawCircles method draws concentric circles.</text:p>
      <text:p text:style-name="P4">42 <text:s text:c="8"/>It accepts the following arguments:</text:p>
      <text:p text:style-name="P4">43 <text:s text:c="8"/>p -- a Pane object to add the circles to</text:p>
      <text:p text:style-name="P4">44 <text:s text:c="8"/>n -- the number of circles to draw</text:p>
      <text:p text:style-name="P4">45 <text:s text:c="8"/>x -- x coordinate of the circle's center point</text:p>
      <text:p text:style-name="P4">46 <text:s text:c="8"/>y -- y coordinate of the circle's center point</text:p>
      <text:p text:style-name="P4">47 <text:s text:c="8"/>rad -- the circle's radius</text:p>
      <text:p text:style-name="P4">48 <text:s text:c="5"/>*/</text:p>
      <text:p text:style-name="P4">49</text:p>
      <text:p text:style-name="P4">50 <text:s text:c="5"/>private void drawCircles(Pane p, int n, double x, double y, double rad)</text:p>
      <text:p text:style-name="P4">51 <text:s text:c="5"/>{</text:p>
      <text:p text:style-name="P4">52 <text:s text:c="8"/>if (n &gt; 0)</text:p>
      <text:p text:style-name="P4">53 <text:s text:c="8"/>{</text:p>
      <text:p text:style-name="P4">54 <text:s text:c="11"/>Circle circle = new Circle(x, y, rad); <text:s/>// Create the circle</text:p>
      <text:p text:style-name="P4">55 <text:s text:c="11"/>circle.setStroke(Color.BLACK); <text:s text:c="9"/>// Line color is black</text:p>
      <text:p text:style-name="P4">56 <text:s text:c="11"/>circle.setFill(null); <text:s text:c="18"/>// No fill color</text:p>
      <text:p text:style-name="P4">57 <text:s text:c="11"/>p.getChildren().addAll(circle); <text:s text:c="8"/>// Add the it to the Pane</text:p>
      <text:p text:style-name="P4">58 <text:s text:c="11"/>drawCircles(p, n − 1, x, y, rad + 20); <text:s/>// Draw the next circle</text:p>
      <text:p text:style-name="P4">59 <text:s text:c="8"/>}</text:p>
      <text:p text:style-name="P4">60 <text:s text:c="4"/>}</text:p>
      <text:p text:style-name="P4">61 <text:s/>}</text:p>
      <text:p text:style-name="P4"/>
      <text:p text:style-name="P4">If </text:p>
      <text:p text:style-name="P4">�</text:p>
      <text:p text:style-name="P4">=</text:p>
      <text:p text:style-name="P4">0</text:p>
      <text:p text:style-name="P4"><text:s/>then</text:p>
      <text:p text:style-name="P4"/>
      <text:p text:style-name="P4">Fib</text:p>
      <text:p text:style-name="P4">(</text:p>
      <text:p text:style-name="P4">�</text:p>
      <text:p text:style-name="P4">)</text:p>
      <text:p text:style-name="P4">=</text:p>
      <text:p text:style-name="P4">0</text:p>
      <text:p text:style-name="P4"/>
      <text:p text:style-name="P4">If </text:p>
      <text:p text:style-name="P4">�</text:p>
      <text:p text:style-name="P4">=</text:p>
      <text:p text:style-name="P4">1</text:p>
      <text:p text:style-name="P4"><text:s/>then</text:p>
      <text:p text:style-name="P4"><text:soft-page-break/></text:p>
      <text:p text:style-name="P4">Fib</text:p>
      <text:p text:style-name="P4">(</text:p>
      <text:p text:style-name="P4">�</text:p>
      <text:p text:style-name="P4">)</text:p>
      <text:p text:style-name="P4">=</text:p>
      <text:p text:style-name="P4">1</text:p>
      <text:p text:style-name="P4"/>
      <text:p text:style-name="P4">If </text:p>
      <text:p text:style-name="P4">�</text:p>
      <text:p text:style-name="P4">&gt;</text:p>
      <text:p text:style-name="P4">=</text:p>
      <text:p text:style-name="P4">2</text:p>
      <text:p text:style-name="P4"><text:s/>then</text:p>
      <text:p text:style-name="P4"/>
      <text:p text:style-name="P4">Fib</text:p>
      <text:p text:style-name="P4">(</text:p>
      <text:p text:style-name="P4">�</text:p>
      <text:p text:style-name="P4">)</text:p>
      <text:p text:style-name="P4">=</text:p>
      <text:p text:style-name="P4">Fib</text:p>
      <text:p text:style-name="P4">(</text:p>
      <text:p text:style-name="P4">�</text:p>
      <text:p text:style-name="P4">−</text:p>
      <text:p text:style-name="P4">1</text:p>
      <text:p text:style-name="P4">)</text:p>
      <text:p text:style-name="P4">+</text:p>
      <text:p text:style-name="P4">Fib</text:p>
      <text:p text:style-name="P4">(</text:p>
      <text:p text:style-name="P4">�</text:p>
      <text:p text:style-name="P4">−</text:p>
      <text:p text:style-name="P4">2</text:p>
      <text:p text:style-name="P4">)</text:p>
      <text:p text:style-name="P4"/>
      <text:p text:style-name="P4">A recursive Java method to calculate the nth number in the Fibonacci series is shown here:</text:p>
      <text:p text:style-name="P4"/>
      <text:p text:style-name="P4">public static int fib(int n)</text:p>
      <text:p text:style-name="P4">{</text:p>
      <text:p text:style-name="P4"><text:s text:c="3"/>if (n == 0)</text:p>
      <text:p text:style-name="P4"><text:s text:c="6"/>return 0;</text:p>
      <text:p text:style-name="P4"><text:s text:c="3"/>else if (n == 1)</text:p>
      <text:p text:style-name="P4"><text:s text:c="6"/>return 1;</text:p>
      <text:p text:style-name="P4"><text:s text:c="3"/>else</text:p>
      <text:p text:style-name="P4"><text:s text:c="6"/>return fib(n − 1) + fib(n − 2);</text:p>
      <text:p text:style-name="P4">}</text:p>
      <text:p text:style-name="P4"/>
      <text:p text:style-name="P4"/>
      <text:p text:style-name="P4"/>
      <text:p text:style-name="P4"/>
      <text:p text:style-name="P4"><text:soft-page-break/>Code Listing 15-7 (FibNumbers.java)</text:p>
      <text:p text:style-name="P4"><text:s/>1 <text:s/>/**</text:p>
      <text:p text:style-name="P4"><text:s/>2 <text:s text:c="4"/>This program demonstrates the recursive fib method.</text:p>
      <text:p text:style-name="P4"><text:s/>3 <text:s/>*/</text:p>
      <text:p text:style-name="P4"><text:s/>4</text:p>
      <text:p text:style-name="P4"><text:s/>5 <text:s/>public class FibNumbers</text:p>
      <text:p text:style-name="P4"><text:s/>6 <text:s/>{</text:p>
      <text:p text:style-name="P4"><text:s/>7 <text:s text:c="4"/>public static void main(String[] args)</text:p>
      <text:p text:style-name="P4"><text:s/>8 <text:s text:c="4"/>{</text:p>
      <text:p text:style-name="P4"><text:s/>9 <text:s text:c="7"/>System.out.println("The first 10 numbers in " +</text:p>
      <text:p text:style-name="P4">10 <text:s text:c="26"/>"the Fibonacci series are:");</text:p>
      <text:p text:style-name="P4">11</text:p>
      <text:p text:style-name="P4">12 <text:s text:c="7"/>for (int i = 0; i &lt; 10; i++)</text:p>
      <text:p text:style-name="P4">13 <text:s text:c="10"/>System.out.print(fib(i) + " ");</text:p>
      <text:p text:style-name="P4">14</text:p>
      <text:p text:style-name="P4">15 <text:s text:c="7"/>System.out.println();</text:p>
      <text:p text:style-name="P4">16 <text:s text:c="4"/>}</text:p>
      <text:p text:style-name="P4">17</text:p>
      <text:p text:style-name="P4">18 <text:s text:c="4"/>/**</text:p>
      <text:p text:style-name="P4">19 <text:s text:c="7"/>The fib method calculates the nth</text:p>
      <text:p text:style-name="P4">20 <text:s text:c="7"/>number in the Fibonacci series.</text:p>
      <text:p text:style-name="P4">21 <text:s text:c="7"/>@param n The nth number to calculate.</text:p>
      <text:p text:style-name="P4">22 <text:s text:c="7"/>@return The nth number.</text:p>
      <text:p text:style-name="P4">23 <text:s text:c="4"/>*/</text:p>
      <text:p text:style-name="P4">24</text:p>
      <text:p text:style-name="P4">25 <text:s text:c="4"/>public static int fib(int n)</text:p>
      <text:p text:style-name="P4">26 <text:s text:c="4"/>{</text:p>
      <text:p text:style-name="P4">27 <text:s text:c="7"/>if (n == 0)</text:p>
      <text:p text:style-name="P4">28 <text:s text:c="10"/>return 0;</text:p>
      <text:p text:style-name="P4">29 <text:s text:c="7"/>else if (n == 1)</text:p>
      <text:p text:style-name="P4">30 <text:s text:c="10"/>return 1;</text:p>
      <text:p text:style-name="P4">31 <text:s text:c="7"/>else</text:p>
      <text:p text:style-name="P4">32 <text:s text:c="10"/>return fib(n − 1) + fib(n − 2);</text:p>
      <text:p text:style-name="P4">33 <text:s text:c="4"/>}</text:p>
      <text:p text:style-name="P4">34 <text:s/>}</text:p>
      <text:p text:style-name="P4"/>
      <text:p text:style-name="P4">This definition states that the GCD of x and y is y if x/y has no remainder. This is the base case. Otherwise, the answer is the GCD of y and the remainder of x/y. The program in Code Listing 15-8 shows a recursive method for calculating the GCD.</text:p>
      <text:p text:style-name="P4"/>
      <text:p text:style-name="P4">Code Listing 15-8 (GCDdemo.java)</text:p>
      <text:p text:style-name="P4"><text:s/>1 <text:s/>import java.util.Scanner;</text:p>
      <text:p text:style-name="P4"><text:s/>2</text:p>
      <text:p text:style-name="P4"><text:s/>3 <text:s/>/**</text:p>
      <text:p text:style-name="P4"><text:s/>4 <text:s text:c="4"/>This program demonstrates the recursive gcd method.</text:p>
      <text:p text:style-name="P4"><text:s/>5 <text:s/>*/</text:p>
      <text:p text:style-name="P4"><text:s/>6</text:p>
      <text:p text:style-name="P4"><text:s/>7 <text:s/>public class GCDdemo</text:p>
      <text:p text:style-name="P4"><text:s/>8 <text:s/>{</text:p>
      <text:p text:style-name="P4"><text:soft-page-break/><text:s/>9 <text:s text:c="4"/>public static void main(String[] args)</text:p>
      <text:p text:style-name="P4">10 <text:s text:c="4"/>{</text:p>
      <text:p text:style-name="P4">11 <text:s text:c="7"/>int num1, num2; // Two numbers for GCD calculation</text:p>
      <text:p text:style-name="P4">12</text:p>
      <text:p text:style-name="P4">13 <text:s text:c="7"/>// Create a Scanner object for keyboard input.</text:p>
      <text:p text:style-name="P4">14 <text:s text:c="7"/>Scanner keyboard = new Scanner(System.in);</text:p>
      <text:p text:style-name="P4">15</text:p>
      <text:p text:style-name="P4">16 <text:s text:c="7"/>// Get the first number from the user.</text:p>
      <text:p text:style-name="P4">17 <text:s text:c="7"/>System.out.print("Enter an integer: ");</text:p>
      <text:p text:style-name="P4">18 <text:s text:c="7"/>num1 = keyboard.nextInt();</text:p>
      <text:p text:style-name="P4">19</text:p>
      <text:p text:style-name="P4">20 <text:s text:c="7"/>// Get the second number from the user.</text:p>
      <text:p text:style-name="P4">21 <text:s text:c="7"/>System.out.print("Enter another integer: ");</text:p>
      <text:p text:style-name="P4">22 <text:s text:c="7"/>num2 = keyboard.nextInt();</text:p>
      <text:p text:style-name="P4">23</text:p>
      <text:p text:style-name="P4">24 <text:s text:c="7"/>// Display the GCD.</text:p>
      <text:p text:style-name="P4">25 <text:s text:c="7"/>System.out.println("The greatest common divisor " +</text:p>
      <text:p text:style-name="P4">26 <text:s text:c="26"/>"of these two numbers is " +</text:p>
      <text:p text:style-name="P4">27 <text:s text:c="26"/>gcd(num1, num2));</text:p>
      <text:p text:style-name="P4">28 <text:s text:c="4"/>}</text:p>
      <text:p text:style-name="P4">29</text:p>
      <text:p text:style-name="P4">30 <text:s text:c="4"/>/**</text:p>
      <text:p text:style-name="P4">31 <text:s text:c="7"/>The gcd method calculates the greatest common</text:p>
      <text:p text:style-name="P4">32 <text:s text:c="7"/>divisor of the arguments passed into x and y.</text:p>
      <text:p text:style-name="P4">33 <text:s text:c="7"/>@param x A number.</text:p>
      <text:p text:style-name="P4">34 <text:s text:c="7"/>@param y Another number.</text:p>
      <text:p text:style-name="P4">35 <text:s text:c="7"/>@returns The greatest common divisor of x and y.</text:p>
      <text:p text:style-name="P4">36 <text:s text:c="4"/>*/</text:p>
      <text:p text:style-name="P4">37</text:p>
      <text:p text:style-name="P4">38 <text:s text:c="4"/>public static int gcd(int x, int y)</text:p>
      <text:p text:style-name="P4">39 <text:s text:c="4"/>{</text:p>
      <text:p text:style-name="P4">40 <text:s text:c="7"/>if (x % y == 0)</text:p>
      <text:p text:style-name="P4">41 <text:s text:c="10"/>return y;</text:p>
      <text:p text:style-name="P4">42 <text:s text:c="7"/>else</text:p>
      <text:p text:style-name="P4">43 <text:s text:c="10"/>return gcd(y, x % y);</text:p>
      <text:p text:style-name="P4">44 <text:s text:c="4"/>}</text:p>
      <text:p text:style-name="P4">45 <text:s/>}</text:p>
      <text:p text:style-name="P4"/>
      <text:p text:style-name="P2">15.4:</text:p>
      <text:p text:style-name="P4">there is a binar ysearch mechanism for recursion.</text:p>
      <text:p text:style-name="P4"><text:s/>For ­example, the procedure can be expressed as:</text:p>
      <text:p text:style-name="P4"/>
      <text:p text:style-name="P4">If array[middle] equals the search value, then the value is found.</text:p>
      <text:p text:style-name="P4">Else if array[middle] is less than the search value, perform</text:p>
      <text:p text:style-name="P4"><text:s text:c="6"/>a binary search on the upper half of the array.</text:p>
      <text:p text:style-name="P4">Else if array[middle] is greater than the search value, perform</text:p>
      <text:p text:style-name="P4"><text:s text:c="6"/>a binary search on the lower half of the array.</text:p>
      <text:p text:style-name="P4">When you compare the recursive algorithm to its iterative counterpart, it becomes evident that the recursive version is much more elegant and easier to understand. The recursive binary search algorithm <text:soft-page-break/>is also a good example of repeatedly breaking a problem down into smaller pieces until it is solved. Here is the code for the method:</text:p>
      <text:p text:style-name="P4"/>
      <text:p text:style-name="P4">public static int binarySearch(int[] array, int first,</text:p>
      <text:p text:style-name="P4"><text:s text:c="31"/>int last, int value)</text:p>
      <text:p text:style-name="P4">{</text:p>
      <text:p text:style-name="P4"><text:s text:c="3"/>int middle; <text:s text:c="4"/>// Mid point of search</text:p>
      <text:p text:style-name="P4"><text:s text:c="3"/>// Test for the base case where the</text:p>
      <text:p text:style-name="P4"><text:s text:c="3"/>// value is not found.</text:p>
      <text:p text:style-name="P4"><text:s text:c="3"/>if (first &gt; last)</text:p>
      <text:p text:style-name="P4"><text:s text:c="6"/>return −1;</text:p>
      <text:p text:style-name="P4"><text:s text:c="3"/>// Calculate the middle position.</text:p>
      <text:p text:style-name="P4"><text:s text:c="3"/>middle = (first + last) / 2;</text:p>
      <text:p text:style-name="P4"><text:s text:c="3"/>// Search for the value.</text:p>
      <text:p text:style-name="P4"><text:s text:c="3"/>if (array[middle] == value)</text:p>
      <text:p text:style-name="P4"><text:s text:c="6"/>return middle;</text:p>
      <text:p text:style-name="P4"><text:s text:c="3"/>else if (array[middle] &lt; value)</text:p>
      <text:p text:style-name="P4"><text:s text:c="6"/>return binarySearch(array, middle + 1,</text:p>
      <text:p text:style-name="P4"><text:s text:c="26"/>last, value);</text:p>
      <text:p text:style-name="P4"><text:s text:c="3"/>else</text:p>
      <text:p text:style-name="P4"><text:s text:c="6"/>return binarySearch(array, first,</text:p>
      <text:p text:style-name="P4"><text:s text:c="26"/>middle − 1, value);</text:p>
      <text:p text:style-name="P4">}</text:p>
      <text:p text:style-name="P4"/>
      <text:p text:style-name="P4">Code Listing 15-9 (RecursiveBinarySearch.java)</text:p>
      <text:p text:style-name="P4"><text:s/>1 <text:s/>import java.util.Scanner;</text:p>
      <text:p text:style-name="P4"><text:s/>2</text:p>
      <text:p text:style-name="P4"><text:s/>3 <text:s/>/**</text:p>
      <text:p text:style-name="P4"><text:s/>4 <text:s text:c="4"/>This program demonstrates the recursive</text:p>
      <text:p text:style-name="P4"><text:s/>5 <text:s text:c="4"/>binary search method.</text:p>
      <text:p text:style-name="P4"><text:s/>6 <text:s/>*/</text:p>
      <text:p text:style-name="P4"><text:s/>7</text:p>
      <text:p text:style-name="P4"><text:s/>8 <text:s/>public class RecursiveBinarySearch</text:p>
      <text:p text:style-name="P4"><text:s/>9 <text:s/>{</text:p>
      <text:p text:style-name="P4">10 <text:s text:c="4"/>public static void main(String [] args)</text:p>
      <text:p text:style-name="P4">11 <text:s text:c="4"/>{</text:p>
      <text:p text:style-name="P4">12 <text:s text:c="7"/>int searchValue; <text:s text:c="2"/>// The value to search for</text:p>
      <text:p text:style-name="P4">13 <text:s text:c="7"/>int result; <text:s text:c="7"/>// The search result</text:p>
      <text:p text:style-name="P4">14 <text:s text:c="7"/>String input; <text:s text:c="5"/>// A line of input</text:p>
      <text:p text:style-name="P4">15 <text:s text:c="7"/>char again; <text:s text:c="7"/>// To hold a single character</text:p>
      <text:p text:style-name="P4">16</text:p>
      <text:p text:style-name="P4">17 <text:s text:c="7"/>// The values in the following array are sorted</text:p>
      <text:p text:style-name="P4">18 <text:s text:c="7"/>// in ascending order.</text:p>
      <text:p text:style-name="P4">19 <text:s text:c="7"/>int numbers[] = {101, 142, 147, 189, 199, 207, 222,</text:p>
      <text:p text:style-name="P4">20 <text:s text:c="24"/>234, 289, 296, 310, 319, 388, 394,</text:p>
      <text:p text:style-name="P4">21 <text:s text:c="24"/>417, 429, 447, 521, 536, 600};</text:p>
      <text:p text:style-name="P4">22</text:p>
      <text:p text:style-name="P4">23 <text:s text:c="7"/>// Create a Scanner object for keyboard input.</text:p>
      <text:p text:style-name="P4">24 <text:s text:c="7"/>Scanner keyboard = new Scanner(System.in);</text:p>
      <text:p text:style-name="P4"><text:soft-page-break/>25</text:p>
      <text:p text:style-name="P4">26 <text:s text:c="7"/>do</text:p>
      <text:p text:style-name="P4">27 <text:s text:c="7"/>{</text:p>
      <text:p text:style-name="P4">28 <text:s text:c="10"/>// Get a value to search for.</text:p>
      <text:p text:style-name="P4">29 <text:s text:c="10"/>System.out.print("Enter a value to " +</text:p>
      <text:p text:style-name="P4">30 <text:s text:c="27"/>"search for: ");</text:p>
      <text:p text:style-name="P4">31 <text:s text:c="10"/>searchValue = keyboard.nextInt();</text:p>
      <text:p text:style-name="P4">32</text:p>
      <text:p text:style-name="P4">33 <text:s text:c="10"/>// Search for the value</text:p>
      <text:p text:style-name="P4">34 <text:s text:c="10"/>result = binarySearch(numbers, 0,</text:p>
      <text:p text:style-name="P4">35 <text:s text:c="34"/>(numbers.length − 1),</text:p>
      <text:p text:style-name="P4">36 <text:s text:c="34"/>searchValue);</text:p>
      <text:p text:style-name="P4">37</text:p>
      <text:p text:style-name="P4">38 <text:s text:c="10"/>// Display the results.</text:p>
      <text:p text:style-name="P4">39 <text:s text:c="10"/>if (result == −1)</text:p>
      <text:p text:style-name="P4">40 <text:s text:c="10"/>{</text:p>
      <text:p text:style-name="P4">41 <text:s text:c="13"/>System.out.println(searchValue +</text:p>
      <text:p text:style-name="P4">42 <text:s text:c="32"/>" was not found.");</text:p>
      <text:p text:style-name="P4">43 <text:s text:c="10"/>}</text:p>
      <text:p text:style-name="P4">44 <text:s text:c="10"/>else</text:p>
      <text:p text:style-name="P4">45 <text:s text:c="10"/>{</text:p>
      <text:p text:style-name="P4">46 <text:s text:c="13"/>System.out.println(searchValue +</text:p>
      <text:p text:style-name="P4">47 <text:s text:c="32"/>" was found at " +</text:p>
      <text:p text:style-name="P4">48 <text:s text:c="32"/>"element " + result);</text:p>
      <text:p text:style-name="P4">49 <text:s text:c="10"/>}</text:p>
      <text:p text:style-name="P4">50</text:p>
      <text:p text:style-name="P4">51 <text:s text:c="10"/>// Does the user want to search again?</text:p>
      <text:p text:style-name="P4">52 <text:s text:c="10"/>System.out.print("Do you want to search again? " +</text:p>
      <text:p text:style-name="P4">53 <text:s text:c="27"/>"(Y or N): ");</text:p>
      <text:p text:style-name="P4">54 <text:s text:c="10"/>// Consume the remaining newline.</text:p>
      <text:p text:style-name="P4">55 <text:s text:c="10"/>keyboard.nextLine();</text:p>
      <text:p text:style-name="P4">56 <text:s text:c="10"/>// Read a line of input.</text:p>
      <text:p text:style-name="P4">57 <text:s text:c="10"/>input = keyboard.nextLine();</text:p>
      <text:p text:style-name="P4">58</text:p>
      <text:p text:style-name="P4">59 <text:s text:c="6"/>} while (input.charAt(0) == 'y' ||</text:p>
      <text:p text:style-name="P4">60 <text:s text:c="15"/>input.charAt(0) == 'Y');</text:p>
      <text:p text:style-name="P4">61 <text:s text:c="3"/>}</text:p>
      <text:p text:style-name="P4">62</text:p>
      <text:p text:style-name="P4">63 <text:s text:c="3"/>/**</text:p>
      <text:p text:style-name="P4">64 <text:s text:c="6"/>The binarySearch method performs a binary search</text:p>
      <text:p text:style-name="P4">65 <text:s text:c="6"/>on an integer array.</text:p>
      <text:p text:style-name="P4">66 <text:s text:c="6"/>@param array The array to search.</text:p>
      <text:p text:style-name="P4">67 <text:s text:c="6"/>@param first The first element in the search range.</text:p>
      <text:p text:style-name="P4">68 <text:s text:c="6"/>@param last The last element in the search range.</text:p>
      <text:p text:style-name="P4">69 <text:s text:c="6"/>@param value The value to search for.</text:p>
      <text:p text:style-name="P4">70 <text:s text:c="6"/>@return The subscript of the value if found,</text:p>
      <text:p text:style-name="P4">71 <text:s text:c="14"/>otherwise -1.</text:p>
      <text:p text:style-name="P4">72 <text:s text:c="3"/>*/</text:p>
      <text:p text:style-name="P4">73</text:p>
      <text:p text:style-name="P4"><text:soft-page-break/>74 <text:s text:c="3"/>public static int binarySearch(int[] array, int first,</text:p>
      <text:p text:style-name="P4">75 <text:s text:c="34"/>int last, int value)</text:p>
      <text:p text:style-name="P4">76 <text:s text:c="3"/>{</text:p>
      <text:p text:style-name="P4">77 <text:s text:c="6"/>int middle; <text:s text:c="4"/>// Mid point of search</text:p>
      <text:p text:style-name="P4">78</text:p>
      <text:p text:style-name="P4">79 <text:s text:c="6"/>// Test for the base case where the</text:p>
      <text:p text:style-name="P4">80 <text:s text:c="6"/>// value is not found.</text:p>
      <text:p text:style-name="P4">81 <text:s text:c="6"/>if (first &gt; last)</text:p>
      <text:p text:style-name="P4">82 <text:s text:c="10"/>return −1;</text:p>
      <text:p text:style-name="P4">83</text:p>
      <text:p text:style-name="P4">84 <text:s text:c="6"/>// Calculate the middle position.</text:p>
      <text:p text:style-name="P4">85 <text:s text:c="6"/>middle = (first + last) / 2;</text:p>
      <text:p text:style-name="P4">86</text:p>
      <text:p text:style-name="P4">87 <text:s text:c="6"/>// Search for the value.</text:p>
      <text:p text:style-name="P4">88 <text:s text:c="6"/>if (array[middle] == value)</text:p>
      <text:p text:style-name="P4">89 <text:s text:c="9"/>return middle;</text:p>
      <text:p text:style-name="P4">90 <text:s text:c="6"/>else if (array[middle] &lt; value)</text:p>
      <text:p text:style-name="P4">91 <text:s text:c="9"/>return binarySearch(array, middle + 1,</text:p>
      <text:p text:style-name="P4">92 <text:s text:c="29"/>last, value);</text:p>
      <text:p text:style-name="P4">93 <text:s text:c="6"/>else</text:p>
      <text:p text:style-name="P4">94 <text:s text:c="9"/>return binarySearch(array, first,</text:p>
      <text:p text:style-name="P4">95 <text:s text:c="29"/>middle − 1, value);</text:p>
      <text:p text:style-name="P4">96 <text:s text:c="3"/>}</text:p>
      <text:p text:style-name="P4">97 <text:s/>}</text:p>
      <text:p text:style-name="P4"/>
      <text:p text:style-name="P2">15.5:</text:p>
      <text:p text:style-name="P4">CONCEPT: The repetitive steps involved in solving the Towers of Hanoi game can be easily implemented in a recursive algorithm.</text:p>
      <text:p text:style-name="P4"/>
      <text:p text:style-name="P4">The Towers of Hanoi is a mathematical game that is often used in computer science textbooks to illustrate the power of recursion. The game uses three pegs and a set of discs with holes through their centers. The discs are stacked on one of the pegs as shown in Figure 15-7.</text:p>
      <text:p text:style-name="P4"/>
      <text:p text:style-name="P4">The following algorithm can be used as the basis of a recursive method that simulates the solution to the game. Notice that in this algorithm we use the variables A, B, and C to hold peg numbers.</text:p>
      <text:p text:style-name="P4"/>
      <text:p text:style-name="P4">To move n discs from peg A to peg C, using peg B as a temporary peg:</text:p>
      <text:p text:style-name="P4">If n &gt; 0 then</text:p>
      <text:p text:style-name="P4"><text:s text:c="7"/>Move n − 1 discs from peg A to peg B, using peg C as a temporary peg.</text:p>
      <text:p text:style-name="P4"><text:s text:c="7"/>Move the remaining disc from peg A to peg C.</text:p>
      <text:p text:style-name="P4"><text:s text:c="7"/>Move n − 1 discs from peg B to peg C, using peg A as a temporary peg.</text:p>
      <text:p text:style-name="P4">End if</text:p>
      <text:p text:style-name="P4">The base case for the algorithm is reached when there are no more discs to move. The following code is for a method that implements this algorithm. Note that the method does not actually move anything, but displays instructions indicating all of the disc moves to make.</text:p>
      <text:p text:style-name="P4"/>
      <text:p text:style-name="P4">private void moveDiscs(int num, int fromPeg, int toPeg, int tempPeg)</text:p>
      <text:p text:style-name="P4">{</text:p>
      <text:p text:style-name="P4"><text:s text:c="3"/>if (num &gt; 0)</text:p>
      <text:p text:style-name="P4"><text:soft-page-break/><text:s text:c="3"/>{</text:p>
      <text:p text:style-name="P4"><text:s text:c="6"/>moveDiscs(num − 1, fromPeg, tempPeg, toPeg);</text:p>
      <text:p text:style-name="P4"><text:s text:c="6"/>System.out.println("Move a disc from peg " + fromPeg +</text:p>
      <text:p text:style-name="P4"><text:s text:c="25"/>" to peg " + toPeg);</text:p>
      <text:p text:style-name="P4"><text:s text:c="6"/>moveDiscs(num − 1, tempPeg, toPeg, fromPeg);</text:p>
      <text:p text:style-name="P4"><text:s text:c="3"/>}</text:p>
      <text:p text:style-name="P4">}</text:p>
      <text:p text:style-name="P4"/>
      <text:p text:style-name="P4">This method accepts arguments into the following four parameters:</text:p>
      <text:p text:style-name="P4"/>
      <text:p text:style-name="P4">num</text:p>
      <text:p text:style-name="P4"/>
      <text:p text:style-name="P4">The number of discs to move.</text:p>
      <text:p text:style-name="P4"/>
      <text:p text:style-name="P4">fromPeg</text:p>
      <text:p text:style-name="P4"/>
      <text:p text:style-name="P4">The peg to move the discs from.</text:p>
      <text:p text:style-name="P4"/>
      <text:p text:style-name="P4">toPeg</text:p>
      <text:p text:style-name="P4"/>
      <text:p text:style-name="P4">The peg to move the discs to.</text:p>
      <text:p text:style-name="P4"/>
      <text:p text:style-name="P4">tempPeg</text:p>
      <text:p text:style-name="P4"/>
      <text:p text:style-name="P4">The peg to use as a temporary peg.</text:p>
      <text:p text:style-name="P4"/>
      <text:p text:style-name="P4">If num is greater than 0, then there are discs to move. The first recursive call is as follows:</text:p>
      <text:p text:style-name="P4"/>
      <text:p text:style-name="P4">moveDiscs(num − 1, fromPeg, tempPeg, toPeg);</text:p>
      <text:p text:style-name="P4">This statement is an instruction to move all but one disc from fromPeg to tempPeg, using toPeg as a temporary peg. The next statement is as follows:</text:p>
      <text:p text:style-name="P4"/>
      <text:p text:style-name="P4">System.out.println("Move a disc from peg " + fromPeg +</text:p>
      <text:p text:style-name="P4"><text:s text:c="19"/>" to peg " + toPeg);</text:p>
      <text:p text:style-name="P4">This simply displays a message indicating that a disc should be moved from fromPeg to toPeg. Next, another recursive call is executed as follows:</text:p>
      <text:p text:style-name="P4"/>
      <text:p text:style-name="P4">moveDiscs(num − 1, tempPeg, toPeg, fromPeg);</text:p>
      <text:p text:style-name="P4"/>
      <text:p text:style-name="P4">This statement is an instruction to move all but one disc from tempPeg to toPeg, using fromPeg as a temporary peg. Code Listing 15-10 shows the Hanoi class, which uses this method.</text:p>
      <text:p text:style-name="P4"/>
      <text:p text:style-name="P4">Code Listing 15-10(Hanoi.java)</text:p>
      <text:p text:style-name="P4"><text:s/>1 <text:s/>/**</text:p>
      <text:p text:style-name="P4"><text:s/>2 <text:s text:c="4"/>This class displays a solution to the Towers of</text:p>
      <text:p text:style-name="P4"><text:s/>3 <text:s text:c="4"/>Hanoi game.</text:p>
      <text:p text:style-name="P4"><text:s/>4 <text:s/>*/</text:p>
      <text:p text:style-name="P4"><text:s/>5</text:p>
      <text:p text:style-name="P4"><text:s/>6 <text:s/>public class Hanoi</text:p>
      <text:p text:style-name="P4"><text:soft-page-break/><text:s/>7 <text:s/>{</text:p>
      <text:p text:style-name="P4"><text:s/>8 <text:s text:c="4"/>private int numDiscs; <text:s text:c="2"/>// Number of discs</text:p>
      <text:p text:style-name="P4"><text:s/>9</text:p>
      <text:p text:style-name="P4">10 <text:s text:c="4"/>/**</text:p>
      <text:p text:style-name="P4">11 <text:s text:c="7"/>Constructor.</text:p>
      <text:p text:style-name="P4">12 <text:s text:c="7"/>@param n The number of discs to use.</text:p>
      <text:p text:style-name="P4">13 <text:s text:c="4"/>*/</text:p>
      <text:p text:style-name="P4">14</text:p>
      <text:p text:style-name="P4">15 <text:s text:c="4"/>public Hanoi(int n)</text:p>
      <text:p text:style-name="P4">16 <text:s text:c="4"/>{</text:p>
      <text:p text:style-name="P4">17 <text:s text:c="7"/>// Assign the number of discs.</text:p>
      <text:p text:style-name="P4">18 <text:s text:c="7"/>numDiscs = n;</text:p>
      <text:p text:style-name="P4">19</text:p>
      <text:p text:style-name="P4">20 <text:s text:c="7"/>// Move the number of discs from peg 1 to peg 3</text:p>
      <text:p text:style-name="P4">21 <text:s text:c="7"/>// using peg 2 as a temporary storage location.</text:p>
      <text:p text:style-name="P4">22 <text:s text:c="7"/>moveDiscs(numDiscs, 1, 3, 2);</text:p>
      <text:p text:style-name="P4">23 <text:s text:c="4"/>}</text:p>
      <text:p text:style-name="P4">24</text:p>
      <text:p text:style-name="P4">25 <text:s text:c="4"/>/**</text:p>
      <text:p text:style-name="P4">26 <text:s text:c="7"/>The moveDiscs method displays a disc move.</text:p>
      <text:p text:style-name="P4">27 <text:s text:c="7"/>@param num The number of discs to move.</text:p>
      <text:p text:style-name="P4">28 <text:s text:c="7"/>@param fromPeg The peg to move from.</text:p>
      <text:p text:style-name="P4">29 <text:s text:c="7"/>@param toPeg The peg to move to.</text:p>
      <text:p text:style-name="P4">30 <text:s text:c="7"/>@param tempPeg The temporary peg.</text:p>
      <text:p text:style-name="P4">31 <text:s text:c="4"/>*/</text:p>
      <text:p text:style-name="P4">32</text:p>
      <text:p text:style-name="P4">33 <text:s text:c="4"/>private void moveDiscs(int num, int fromPeg,</text:p>
      <text:p text:style-name="P4">34 <text:s text:c="27"/>int toPeg, int tempPeg)</text:p>
      <text:p text:style-name="P4">35 <text:s text:c="4"/>{</text:p>
      <text:p text:style-name="P4">36 <text:s text:c="7"/>if (num &gt; 0)</text:p>
      <text:p text:style-name="P4">37 <text:s text:c="7"/>{</text:p>
      <text:p text:style-name="P4">38 <text:s text:c="10"/>moveDiscs(num − 1, fromPeg, tempPeg, toPeg);</text:p>
      <text:p text:style-name="P4">39 <text:s text:c="10"/>System.out.println("Move a disc from peg " +</text:p>
      <text:p text:style-name="P4">40 <text:s text:c="29"/>fromPeg + " to peg " + toPeg);</text:p>
      <text:p text:style-name="P4">41 <text:s text:c="10"/>moveDiscs(num − 1, tempPeg, toPeg, fromPeg);</text:p>
      <text:p text:style-name="P4">42 <text:s text:c="5"/>}</text:p>
      <text:p text:style-name="P4">43 <text:s text:c="3"/>}</text:p>
      <text:p text:style-name="P4">44 <text:s/>}</text:p>
      <text:p text:style-name="P4"/>
      <text:p text:style-name="P4">The class constructor accepts an argument, which is the number of discs to use in the game. It assigns this value to the numDiscs field, and then calls the moveDiscs method in line 22. In a nutshell, this statement is an instruction to move all the discs from peg 1 to peg 3, using peg 2 as a temporary peg. The program in Code Listing 15-11 demonstrates the class. It displays the instructions for moving three discs.</text:p>
      <text:p text:style-name="P4"/>
      <text:p text:style-name="P4">Code Listing 15-11 (HanoiDemo.java)</text:p>
      <text:p text:style-name="P4"><text:s/>1 <text:s/>/**</text:p>
      <text:p text:style-name="P4"><text:s/>2 <text:s text:c="4"/>This class demonstrates the Hanoi class, which</text:p>
      <text:p text:style-name="P4"><text:s/>3 <text:s text:c="4"/>displays the steps necessary to solve the Towers</text:p>
      <text:p text:style-name="P4"><text:soft-page-break/><text:s/>4 <text:s text:c="4"/>of Hanoi game.</text:p>
      <text:p text:style-name="P4"><text:s/>5 <text:s/>*/</text:p>
      <text:p text:style-name="P4"><text:s/>6</text:p>
      <text:p text:style-name="P4"><text:s/>7 <text:s/>public class HanoiDemo</text:p>
      <text:p text:style-name="P4"><text:s/>8 <text:s/>{</text:p>
      <text:p text:style-name="P4"><text:s/>9 <text:s text:c="4"/>static public void main(String[] args)</text:p>
      <text:p text:style-name="P4">10 <text:s text:c="4"/>{</text:p>
      <text:p text:style-name="P4">11 <text:s text:c="7"/>Hanoi towersOfHanoi = new Hanoi(3);</text:p>
      <text:p text:style-name="P4">12 <text:s text:c="4"/>}</text:p>
      <text:p text:style-name="P4">13 <text:s/>}</text:p>
      <text:p text:style-name="P4"/>
      <text:p text:style-name="P2">15.6 Common Errors to Avoid</text:p>
      <text:p text:style-name="P2">Not coding a base case. When the base case is reached, a recursive method stops calling itself. Without a base case, the method will continue to call itself infinitely.</text:p>
      <text:p text:style-name="P2"/>
      <text:p text:style-name="P2">Not reducing the problem with each recursive call. Unless the problem is reduced (which usually means that the value of one or more critical parameters is reduced) with each recursive call, the method will not reach the base case. If the base case is not reached, the method will call itself infinitely.</text:p>
      <text:p text:style-name="P2"/>
      <text:p text:style-name="P2">Writing the recursive call in such a way that the base case is never reached. You might have a base case and a recursive case that reduces the problem, but if the calculations are not performed in such a way that the base case is ultimately reached, the method will call itself infinitely.</text:p>
      <text:p text:style-name="P2"/>
      <text:p text:style-name="P3">Chapter 16:</text:p>
      <text:p text:style-name="P5"/>
      <text:p text:style-name="P5">with sorting algorithmns we can sort data.</text:p>
      <text:p text:style-name="P5"/>
      <text:p text:style-name="P5"><text:s/>This section will introduce four sorting algorithms that can be used to sort the data in an array: the bubble sort, the selection sort, the insertion sort, and the Quicksort.</text:p>
      <text:p text:style-name="P5"/>
      <text:p text:style-name="P5">You can arrage in ascending or descending in bubble sort. Bubble sort is called bubble because it makes many passes through element and the larger elements bubble towards the end.</text:p>
      <text:p text:style-name="P5">The bubble sort starts by comparing the first two elements in the array. If element 0 is greater than element 1, they are exchanged. After the exchange, the array would appear as shown in Figure 16-2.</text:p>
      <text:p text:style-name="P5"/>
      <text:p text:style-name="P5"/>
      <text:p text:style-name="P5">This step is repeated with elements 1 and 2. If element 1 is greater than element 2, they are exchanged. The array would then appear as shown in Figure 16-3.</text:p>
      <text:p text:style-name="P5"/>
      <text:p text:style-name="P5"/>
      <text:p text:style-name="P5">When elements 4 and 5 are compared, however, an exchange must take place because element 4 is greater than element 5. The array now appears as shown in Figure 16-4.</text:p>
      <text:p text:style-name="P5"/>
      <text:p text:style-name="P5"/>
      <text:p text:style-name="P5">Figure 16-4 Elements 4 and 5 are exchanged</text:p>
      <text:p text:style-name="P5">At this point, the entire array has been scanned, and the largest value, 9, is in the correct position. There are other elements, however, that are not yet in their final positions. So, we make another pass through <text:soft-page-break/>the array, comparing each element with its neighbor. In the next pass we can stop comparing after we reach the next-to-last element because the last element is already at the correct position.</text:p>
      <text:p text:style-name="P5"/>
      <text:p text:style-name="P5">The second pass starts by comparing elements 0 and 1. Because those two are in the proper order, no exchange takes place. Elements 1 and 2 are compared next, but once again, no exchange takes place. This continues until elements 3 and 4 are compared. Because element 3 is greater than element 4, they are exchanged. Element 4 is the last element that we will compare during this pass, so this pass stops. The array now appears as shown in Figure 16-5.</text:p>
      <text:p text:style-name="P5"/>
      <text:p text:style-name="P5">The following pseudocode shows the logic of the bubble sort.</text:p>
      <text:p text:style-name="P5"/>
      <text:p text:style-name="P5">For lastPosition = last subscript subscript in the array, decremented down to 0</text:p>
      <text:p text:style-name="P5"><text:s text:c="4"/>For index = 0 up through lastPosition – 1</text:p>
      <text:p text:style-name="P5"><text:s text:c="8"/>If array[index] &gt; array[index + 1]</text:p>
      <text:p text:style-name="P5"><text:s text:c="11"/>Swap array[index] with array[index + 1]</text:p>
      <text:p text:style-name="P5"><text:s text:c="8"/>End If</text:p>
      <text:p text:style-name="P5"><text:s text:c="4"/>End For</text:p>
      <text:p text:style-name="P5">End For</text:p>
      <text:p text:style-name="P5"/>
      <text:p text:style-name="P5"/>
      <text:p text:style-name="P5"/>
      <text:p text:style-name="P5">Code Listing 16-1 shows the IntBubbleSorter class, which has a public static method, bubbleSort. You pass an int array to the method and it uses the bubble sort algorithm to sort the array’s contents in ascending order.</text:p>
      <text:p text:style-name="P5"/>
      <text:p text:style-name="P5">Code Listing 16-1 (IntBubbleSorter.java)</text:p>
      <text:p text:style-name="P5"><text:s/>1 /**</text:p>
      <text:p text:style-name="P5"><text:s/>2 <text:s text:c="3"/>The IntBubbleSorter class provides a public static</text:p>
      <text:p text:style-name="P5"><text:s/>3 <text:s text:c="3"/>method for performing a bubble sort on an int array.</text:p>
      <text:p text:style-name="P5"><text:s/>4 */</text:p>
      <text:p text:style-name="P5"><text:s/>5</text:p>
      <text:p text:style-name="P5"><text:s/>6 public class IntBubbleSorter</text:p>
      <text:p text:style-name="P5"><text:s/>7 {</text:p>
      <text:p text:style-name="P5"><text:s/>8</text:p>
      <text:p text:style-name="P5"><text:s/>9 <text:s text:c="3"/>/**</text:p>
      <text:p text:style-name="P5">10 <text:s text:c="6"/>The bubbleSort method uses the bubble sort algorithm</text:p>
      <text:p text:style-name="P5">11 <text:s text:c="6"/>to sort an int array.</text:p>
      <text:p text:style-name="P5">12 <text:s text:c="6"/>@param array The array to sort.</text:p>
      <text:p text:style-name="P5">13 <text:s text:c="3"/>*/</text:p>
      <text:p text:style-name="P5">14</text:p>
      <text:p text:style-name="P5">15 <text:s text:c="3"/>public static void bubbleSort(int[] array)</text:p>
      <text:p text:style-name="P5">16 <text:s text:c="3"/>{</text:p>
      <text:p text:style-name="P5">17 <text:s text:c="6"/>int lastPos; <text:s/>// Position of the last element to compare</text:p>
      <text:p text:style-name="P5">18 <text:s text:c="6"/>int index; <text:s text:c="3"/>// Index of an element to compare</text:p>
      <text:p text:style-name="P5">19 <text:s text:c="6"/>int temp; <text:s text:c="4"/>// Used to swap to elements</text:p>
      <text:p text:style-name="P5">20</text:p>
      <text:p text:style-name="P5">21 <text:s text:c="6"/>// The outer loop positions lastPos at the last element</text:p>
      <text:p text:style-name="P5">22 <text:s text:c="6"/>// to compare during each pass through the array. Initially</text:p>
      <text:p text:style-name="P5">23 <text:s text:c="6"/>// lastPos is the index of the last element in the array.</text:p>
      <text:p text:style-name="P5"><text:soft-page-break/>24 <text:s text:c="6"/>// During each iteration, it is decreased by one.</text:p>
      <text:p text:style-name="P5">25 <text:s text:c="6"/>for (lastPos = array.length – 1; lastPos &gt;= 0; lastPos--)</text:p>
      <text:p text:style-name="P5">26 <text:s text:c="6"/>{</text:p>
      <text:p text:style-name="P5">27 <text:s text:c="9"/>// The inner loop steps through the array, comparing</text:p>
      <text:p text:style-name="P5">28 <text:s text:c="9"/>// each element with its neighbor. All of the elements</text:p>
      <text:p text:style-name="P5">29 <text:s text:c="9"/>// from index 0 through lastPos are involved in the</text:p>
      <text:p text:style-name="P5">30 <text:s text:c="9"/>// comparison. If two elements are out of order, they</text:p>
      <text:p text:style-name="P5">31 <text:s text:c="9"/>// are swapped.</text:p>
      <text:p text:style-name="P5">32 <text:s text:c="9"/>for (index = 0; index &lt;= lastPos – 1; index++)</text:p>
      <text:p text:style-name="P5">33 <text:s text:c="9"/>{</text:p>
      <text:p text:style-name="P5">34 <text:s text:c="12"/>// Compare an element with its neighbor.</text:p>
      <text:p text:style-name="P5">35 <text:s text:c="12"/>if (array[index] &gt; array[index + 1])</text:p>
      <text:p text:style-name="P5">36 <text:s text:c="12"/>{</text:p>
      <text:p text:style-name="P5">37 <text:s text:c="15"/>// Swap the two elements.</text:p>
      <text:p text:style-name="P5">38 <text:s text:c="15"/>temp = array[index];</text:p>
      <text:p text:style-name="P5">39 <text:s text:c="15"/>array[index] = array[index + 1];</text:p>
      <text:p text:style-name="P5">40 <text:s text:c="15"/>array[index + 1] = temp;</text:p>
      <text:p text:style-name="P5">41 <text:s text:c="12"/>}</text:p>
      <text:p text:style-name="P5">42 <text:s text:c="9"/>}</text:p>
      <text:p text:style-name="P5">43 <text:s text:c="6"/>}</text:p>
      <text:p text:style-name="P5">44 <text:s text:c="3"/>}</text:p>
      <text:p text:style-name="P5">45 }</text:p>
      <text:p text:style-name="P5"/>
      <text:p text:style-name="P5">Lines 17, 18, and 19 declare three variables: lastPos, index, and temp. Here are the purposes of the variables:</text:p>
      <text:p text:style-name="P5"/>
      <text:p text:style-name="P5">The lastPos variable will hold the index of the last element that is to be compared to its neighbor during a pass through the array.</text:p>
      <text:p text:style-name="P5"/>
      <text:p text:style-name="P5">The index variable is used as an index into the array during each pass.</text:p>
      <text:p text:style-name="P5"/>
      <text:p text:style-name="P5">The temp variable is used to hold the value of an element temporarily during a swap.</text:p>
      <text:p text:style-name="P5"/>
      <text:p text:style-name="P5">The method uses two for loops, one nested inside another. The outer loop begins in line 25 as follows:</text:p>
      <text:p text:style-name="P5"/>
      <text:p text:style-name="P5">for (lastPos = array.length – 1; lastPos &gt;= 0; lastPos--)</text:p>
      <text:p text:style-name="P5">This loop will iterate once for each element in the array. It causes the lastPos variable to take on all of the array’s subscripts, from the highest subscript down to 0. After each iteration, lastPos is decremented by one.</text:p>
      <text:p text:style-name="P5"/>
      <text:p text:style-name="P5">The second loop, which is nested inside the first loop, begins in line 32 as follows:</text:p>
      <text:p text:style-name="P5"/>
      <text:p text:style-name="P5">for (index = 0; index &lt;= lastPos – 1; index++)</text:p>
      <text:p text:style-name="P5">This loop iterates once for each element in the portion of the array that is still unsorted. It starts index at 0 and increments it up through lastPos – 1. During each iteration, the comparison in line 35 is performed:</text:p>
      <text:p text:style-name="P5"/>
      <text:p text:style-name="P5">if (array[index] &gt; array[index + 1])</text:p>
      <text:p text:style-name="P5"><text:soft-page-break/>This if statement compares the element at array[index] with its neighbor array[index + 1]. If the element’s neighbor is less, then the two are swapped by the code in lines 38 through 40.</text:p>
      <text:p text:style-name="P5"/>
      <text:p text:style-name="P5">The program in Code Listing 16-2 tests the method.</text:p>
      <text:p text:style-name="P5"/>
      <text:p text:style-name="P5">Code Listing 16-2 (BubbleSortTest.java)</text:p>
      <text:p text:style-name="P5"><text:s/>1 /**</text:p>
      <text:p text:style-name="P5"><text:s/>2 <text:s text:c="3"/>This program tests the bubbleSort method in the</text:p>
      <text:p text:style-name="P5"><text:s/>3 <text:s text:c="3"/>IntBubbleSorter class.</text:p>
      <text:p text:style-name="P5"><text:s/>4 */</text:p>
      <text:p text:style-name="P5"><text:s/>5</text:p>
      <text:p text:style-name="P5"><text:s/>6 public class BubbleSortTest</text:p>
      <text:p text:style-name="P5"><text:s/>7 {</text:p>
      <text:p text:style-name="P5"><text:s/>8 <text:s text:c="3"/>public static void main(String[] args)</text:p>
      <text:p text:style-name="P5"><text:s/>9 <text:s text:c="3"/>{</text:p>
      <text:p text:style-name="P5">10 <text:s text:c="6"/>// Create an int array with test values.</text:p>
      <text:p text:style-name="P5">11 <text:s text:c="6"/>int[] values = { 5, 1, 3, 6, 4, 2 };</text:p>
      <text:p text:style-name="P5">12</text:p>
      <text:p text:style-name="P5">13 <text:s text:c="6"/>// Display the array's contents.</text:p>
      <text:p text:style-name="P5">14 <text:s text:c="6"/>System.out.println("Original order: ");</text:p>
      <text:p text:style-name="P5">15 <text:s text:c="6"/>for (int element : values)</text:p>
      <text:p text:style-name="P5">16 <text:s text:c="9"/>System.out.print(element + " ");</text:p>
      <text:p text:style-name="P5">17</text:p>
      <text:p text:style-name="P5">18 <text:s text:c="6"/>// Sort the array.</text:p>
      <text:p text:style-name="P5">19 <text:s text:c="6"/>IntBubbleSorter.bubbleSort(values);</text:p>
      <text:p text:style-name="P5">20</text:p>
      <text:p text:style-name="P5">21 <text:s text:c="6"/>// Display the array's contents.</text:p>
      <text:p text:style-name="P5">22 <text:s text:c="6"/>System.out.println("\nSorted order: ");</text:p>
      <text:p text:style-name="P5">23 <text:s text:c="6"/>for (int element : values)</text:p>
      <text:p text:style-name="P5">24 <text:s text:c="9"/>System.out.print(element + " ");</text:p>
      <text:p text:style-name="P5">25</text:p>
      <text:p text:style-name="P5">26 <text:s text:c="6"/>System.out.println();</text:p>
      <text:p text:style-name="P5">27 <text:s text:c="3"/>}</text:p>
      <text:p text:style-name="P5">28 }</text:p>
      <text:p text:style-name="P5"/>
      <text:p text:style-name="P5"/>
      <text:p text:style-name="P5">Code Listing 16-2 (BubbleSortTest.java)</text:p>
      <text:p text:style-name="P5"><text:s/>1 /**</text:p>
      <text:p text:style-name="P5"><text:s/>2 <text:s text:c="3"/>This program tests the bubbleSort method in the</text:p>
      <text:p text:style-name="P5"><text:s/>3 <text:s text:c="3"/>IntBubbleSorter class.</text:p>
      <text:p text:style-name="P5"><text:s/>4 */</text:p>
      <text:p text:style-name="P5"><text:s/>5</text:p>
      <text:p text:style-name="P5"><text:s/>6 public class BubbleSortTest</text:p>
      <text:p text:style-name="P5"><text:s/>7 {</text:p>
      <text:p text:style-name="P5"><text:s/>8 <text:s text:c="3"/>public static void main(String[] args)</text:p>
      <text:p text:style-name="P5"><text:s/>9 <text:s text:c="3"/>{</text:p>
      <text:p text:style-name="P5">10 <text:s text:c="6"/>// Create an int array with test values.</text:p>
      <text:p text:style-name="P5">11 <text:s text:c="6"/>int[] values = { 5, 1, 3, 6, 4, 2 };</text:p>
      <text:p text:style-name="P5">12</text:p>
      <text:p text:style-name="P5"><text:soft-page-break/>13 <text:s text:c="6"/>// Display the array's contents.</text:p>
      <text:p text:style-name="P5">14 <text:s text:c="6"/>System.out.println("Original order: ");</text:p>
      <text:p text:style-name="P5">15 <text:s text:c="6"/>for (int element : values)</text:p>
      <text:p text:style-name="P5">16 <text:s text:c="9"/>System.out.print(element + " ");</text:p>
      <text:p text:style-name="P5">17</text:p>
      <text:p text:style-name="P5">18 <text:s text:c="6"/>// Sort the array.</text:p>
      <text:p text:style-name="P5">19 <text:s text:c="6"/>IntBubbleSorter.bubbleSort(values);</text:p>
      <text:p text:style-name="P5">20</text:p>
      <text:p text:style-name="P5">21 <text:s text:c="6"/>// Display the array's contents.</text:p>
      <text:p text:style-name="P5">22 <text:s text:c="6"/>System.out.println("\nSorted order: ");</text:p>
      <text:p text:style-name="P5">23 <text:s text:c="6"/>for (int element : values)</text:p>
      <text:p text:style-name="P5">24 <text:s text:c="9"/>System.out.print(element + " ");</text:p>
      <text:p text:style-name="P5">25</text:p>
      <text:p text:style-name="P5">26 <text:s text:c="6"/>System.out.println();</text:p>
      <text:p text:style-name="P5">27 <text:s text:c="3"/>}</text:p>
      <text:p text:style-name="P5">28 }</text:p>
      <text:p text:style-name="P5"/>
      <text:p text:style-name="P5"/>
      <text:p text:style-name="P5"/>
      <text:p text:style-name="P5">The Java API has an interface named Comparable, which helps in a situation like this. The Comparable interface, which is in the java.lang package, specifies a method named compareTo, which is used to compare the calling object with another object that is passed as an argument. The method returns an int value that specifies whether the calling object is greater than (&gt;), less than (&lt;), or equal to (=) the object that was passed as an argument.</text:p>
      <text:p text:style-name="P5"/>
      <text:p text:style-name="P5">Many of the classes in the Java API implement this interface, including String and the wrapper classes. You might recall from our discussion of the String class in Chapter 3 how the compareTo method works:</text:p>
      <text:p text:style-name="P5"/>
      <text:p text:style-name="P5">If the calling object is less than the object passed as an argument, the method returns a negative number.</text:p>
      <text:p text:style-name="P5"/>
      <text:p text:style-name="P5">If the calling object is equal to the object passed as an argument, the method returns 0.</text:p>
      <text:p text:style-name="P5"/>
      <text:p text:style-name="P5">If the calling object is greater than the object passed as an argument, the method returns a positive number.</text:p>
      <text:p text:style-name="P5"/>
      <text:p text:style-name="P5">If we want to write a bubbleSort method that can accept an array of objects, a good solution is to require that the objects in the array implement the Comparable interface. That way we can use the compareTo method to compare the elements. Code Listing 16-3 shows the ObjectBubbleSorter class, which has a bubbleSort method that sorts an array of Comparable objects.</text:p>
      <text:p text:style-name="P5"/>
      <text:p text:style-name="P5">Code Listing 16-3 (ObjectBubbleSorter.java)</text:p>
      <text:p text:style-name="P5"><text:s/>1 /**</text:p>
      <text:p text:style-name="P5"><text:s/>2 <text:s text:c="3"/>The ObjectBubbleSorter class provides a public static</text:p>
      <text:p text:style-name="P5"><text:s/>3 <text:s text:c="3"/>method for performing a bubble sort on an array of</text:p>
      <text:p text:style-name="P5"><text:s/>4 <text:s text:c="3"/>objects implementing the Comparable interface.</text:p>
      <text:p text:style-name="P5"><text:s/>5 */</text:p>
      <text:p text:style-name="P5"><text:s/>6</text:p>
      <text:p text:style-name="P5"><text:soft-page-break/><text:s/>7 public class ObjectBubbleSorter</text:p>
      <text:p text:style-name="P5"><text:s/>8 {</text:p>
      <text:p text:style-name="P5"><text:s/>9</text:p>
      <text:p text:style-name="P5">10 <text:s text:c="3"/>/**</text:p>
      <text:p text:style-name="P5">11 <text:s text:c="6"/>The bubbleSort method uses the bubble sort algorithm</text:p>
      <text:p text:style-name="P5">12 <text:s text:c="6"/>to sort an array of objects implementing Comparable</text:p>
      <text:p text:style-name="P5">13 <text:s text:c="6"/>@param array The array to sort.</text:p>
      <text:p text:style-name="P5">14 <text:s text:c="3"/>*/</text:p>
      <text:p text:style-name="P5">15</text:p>
      <text:p text:style-name="P5">16 <text:s text:c="3"/>public static void bubbleSort(Comparable[] array)</text:p>
      <text:p text:style-name="P5">17 <text:s text:c="3"/>{</text:p>
      <text:p text:style-name="P5">18 <text:s text:c="6"/>int lastPos; <text:s text:c="4"/>// Marks the last position to compare</text:p>
      <text:p text:style-name="P5">19 <text:s text:c="6"/>int index; <text:s text:c="6"/>// Index of an element to compare</text:p>
      <text:p text:style-name="P5">20 <text:s text:c="6"/>Comparable temp; // Used to swap to elements</text:p>
      <text:p text:style-name="P5">21</text:p>
      <text:p text:style-name="P5">22 <text:s text:c="6"/>// The outer loop positions lastPos at the last element</text:p>
      <text:p text:style-name="P5">23 <text:s text:c="6"/>// to compare during each pass through the array. Initially</text:p>
      <text:p text:style-name="P5">24 <text:s text:c="6"/>// lastPos is the index of the last element in the array.</text:p>
      <text:p text:style-name="P5">25 <text:s text:c="6"/>// During each iteration, it is decreased by one.</text:p>
      <text:p text:style-name="P5">26 <text:s text:c="6"/>for (lastPos = array.length – 1; lastPos &gt;= 0; lastPos--)</text:p>
      <text:p text:style-name="P5">27 <text:s text:c="6"/>{</text:p>
      <text:p text:style-name="P5">28 <text:s text:c="9"/>// The inner loop steps through the array, comparing</text:p>
      <text:p text:style-name="P5">29 <text:s text:c="9"/>// each element with its neighbor. All of the elements</text:p>
      <text:p text:style-name="P5">30 <text:s text:c="9"/>// from index 0 through lastPos are involved in the</text:p>
      <text:p text:style-name="P5">31 <text:s text:c="9"/>// comparison. If two elements are out of order, they</text:p>
      <text:p text:style-name="P5">32 <text:s text:c="9"/>// are swapped.</text:p>
      <text:p text:style-name="P5">33 <text:s text:c="9"/>for (index = 0; index &lt;= lastPos – 1; index++)</text:p>
      <text:p text:style-name="P5">34 <text:s text:c="9"/>{</text:p>
      <text:p text:style-name="P5">35 <text:s text:c="12"/>// Compare an element with its neighbor.</text:p>
      <text:p text:style-name="P5">36 <text:s text:c="12"/>if (array[index].compareTo(array[index + 1]) &gt; 0)</text:p>
      <text:p text:style-name="P5">37 <text:s text:c="12"/>{</text:p>
      <text:p text:style-name="P5">38 <text:s text:c="15"/>// Swap the two elements.</text:p>
      <text:p text:style-name="P5">39 <text:s text:c="15"/>temp = array[index];</text:p>
      <text:p text:style-name="P5">40 <text:s text:c="15"/>array[index] = array[index + 1];</text:p>
      <text:p text:style-name="P5">41 <text:s text:c="15"/>array[index + 1] = temp;</text:p>
      <text:p text:style-name="P5">42 <text:s text:c="12"/>}</text:p>
      <text:p text:style-name="P5">43 <text:s text:c="9"/>}</text:p>
      <text:p text:style-name="P5">44 <text:s text:c="6"/>}</text:p>
      <text:p text:style-name="P5">45 <text:s text:c="3"/>}</text:p>
      <text:p text:style-name="P5">46 }</text:p>
      <text:p text:style-name="P5"/>
      <text:p text:style-name="P5">This statement uses the array[index] object’s compareTo method to determine whether it is greater than the object at array[index + 1]. If it is, the two elements are swapped. (Also notice that the temp variable’s data type has been changed. It is now a Comparable reference variable.)</text:p>
      <text:p text:style-name="P5"/>
      <text:p text:style-name="P5">Because the String class implements the Comparable interface, an easy way to test the method is to pass an array of String objects to it, as shown in Code Listing 16-4.</text:p>
      <text:p text:style-name="P5"/>
      <text:p text:style-name="P5">Code Listing 16-4 (ObjectBubbleSortTest.java)</text:p>
      <text:p text:style-name="P5"><text:soft-page-break/><text:s/>1 /**</text:p>
      <text:p text:style-name="P5"><text:s/>2 <text:s text:c="3"/>This program tests the bubbleSort method in the</text:p>
      <text:p text:style-name="P5"><text:s/>3 <text:s text:c="3"/>ObjectBubbleSorter class.</text:p>
      <text:p text:style-name="P5"><text:s/>4 */</text:p>
      <text:p text:style-name="P5"><text:s/>5</text:p>
      <text:p text:style-name="P5"><text:s/>6 public class ObjectBubbleSortTest</text:p>
      <text:p text:style-name="P5"><text:s/>7 {</text:p>
      <text:p text:style-name="P5"><text:s/>8 <text:s text:c="3"/>public static void main(String[] args)</text:p>
      <text:p text:style-name="P5"><text:s/>9 <text:s text:c="3"/>{</text:p>
      <text:p text:style-name="P5">10 <text:s text:c="6"/>// Create a String array with test values.</text:p>
      <text:p text:style-name="P5">11 <text:s text:c="6"/>// Note that String implements Comparable.</text:p>
      <text:p text:style-name="P5">12 <text:s text:c="6"/>String[] values = { "David", "Abe", "Katherine",</text:p>
      <text:p text:style-name="P5">13 <text:s text:c="26"/>"Beth", "Jeff", "Daisy" };</text:p>
      <text:p text:style-name="P5">14</text:p>
      <text:p text:style-name="P5">15 <text:s text:c="6"/>// Display the array's contents.</text:p>
      <text:p text:style-name="P5">16 <text:s text:c="6"/>System.out.println("Original order:");</text:p>
      <text:p text:style-name="P5">17 <text:s text:c="6"/>for (String element : values)</text:p>
      <text:p text:style-name="P5">18 <text:s text:c="9"/>System.out.print(element + " ");</text:p>
      <text:p text:style-name="P5">19</text:p>
      <text:p text:style-name="P5">20 <text:s text:c="6"/>// Sort the array.</text:p>
      <text:p text:style-name="P5">21 <text:s text:c="6"/>ObjectBubbleSorter.bubbleSort(values);</text:p>
      <text:p text:style-name="P5">22</text:p>
      <text:p text:style-name="P5">23 <text:s text:c="6"/>// Display the array's contents.</text:p>
      <text:p text:style-name="P5">24 <text:s text:c="6"/>System.out.println("\nSorted order:");</text:p>
      <text:p text:style-name="P5">25 <text:s text:c="6"/>for (String element : values)</text:p>
      <text:p text:style-name="P5">26 <text:s text:c="9"/>System.out.print(element + " ");</text:p>
      <text:p text:style-name="P5">27</text:p>
      <text:p text:style-name="P5">28 <text:s text:c="6"/>System.out.println();</text:p>
      <text:p text:style-name="P5">29 <text:s text:c="3"/>}</text:p>
      <text:p text:style-name="P5">30 }</text:p>
      <text:p text:style-name="P5"/>
      <text:p text:style-name="P5">The Selection Sort</text:p>
      <text:p text:style-name="P5">The selection sort works like this: The smallest value in the array is located and moved to position 0. Then, the next smallest value is located and moved to position 1. This process continues until all of the elements have been placed in their proper order. Let’s see how the selection sort works when arranging the elements of the array in Figure 16-8.</text:p>
      <text:p text:style-name="P5"/>
      <text:p text:style-name="P5"/>
      <text:p text:style-name="P5"/>
      <text:p text:style-name="P5">Code Listing 16-5 shows the IntSelectionSorter class, which has a public static method, selectionSort. You pass an int array to the method and it uses the selection sort algorithm to sort the array’s contents in ascending order. The program in Code Listing 16-6 tests the method.</text:p>
      <text:p text:style-name="P5"/>
      <text:p text:style-name="P5">Code Listing 16-5 (IntSelectionSorter.java)</text:p>
      <text:p text:style-name="P5"><text:s/>1 /**</text:p>
      <text:p text:style-name="P5"><text:s/>2 <text:s text:c="3"/>The IntSelectionSorter class provides a public static</text:p>
      <text:p text:style-name="P5"><text:s/>3 <text:s text:c="3"/>method for performing a selection sort on an int array.</text:p>
      <text:p text:style-name="P5"><text:s/>4 */</text:p>
      <text:p text:style-name="P5"><text:s/>5</text:p>
      <text:p text:style-name="P5"><text:soft-page-break/><text:s/>6 public class IntSelectionSorter</text:p>
      <text:p text:style-name="P5"><text:s/>7 {</text:p>
      <text:p text:style-name="P5"><text:s/>8</text:p>
      <text:p text:style-name="P5"><text:s/>9 <text:s text:c="3"/>/**</text:p>
      <text:p text:style-name="P5">10 <text:s text:c="6"/>The selectionSort method performs a selection sort on an</text:p>
      <text:p text:style-name="P5">11 <text:s text:c="6"/>int array. The array is sorted in ascending order.</text:p>
      <text:p text:style-name="P5">12 <text:s text:c="6"/>@param array The array to sort.</text:p>
      <text:p text:style-name="P5">13 <text:s text:c="3"/>*/</text:p>
      <text:p text:style-name="P5">14</text:p>
      <text:p text:style-name="P5">15 <text:s text:c="3"/>public static void selectionSort(int[] array)</text:p>
      <text:p text:style-name="P5">16 <text:s text:c="3"/>{</text:p>
      <text:p text:style-name="P5">17 <text:s text:c="6"/>int startScan; // Starting position of the scan</text:p>
      <text:p text:style-name="P5">18 <text:s text:c="6"/>int index; <text:s text:c="4"/>// To hold a subscript value</text:p>
      <text:p text:style-name="P5">19 <text:s text:c="6"/>int minIndex; <text:s/>// Element with smallest value in the scan</text:p>
      <text:p text:style-name="P5">20 <text:s text:c="6"/>int minValue; <text:s/>// The smallest value found in the scan</text:p>
      <text:p text:style-name="P5">21</text:p>
      <text:p text:style-name="P5">22 <text:s text:c="6"/>// The outer loop iterates once for each element in the</text:p>
      <text:p text:style-name="P5">23 <text:s text:c="6"/>// array. The startScan variable marks the position where</text:p>
      <text:p text:style-name="P5">24 <text:s text:c="6"/>// the scan should begin.</text:p>
      <text:p text:style-name="P5">25 <text:s text:c="6"/>for (startScan = 0; startScan &lt; (array.length–1); startScan++)</text:p>
      <text:p text:style-name="P5">26 <text:s text:c="6"/>{</text:p>
      <text:p text:style-name="P5">27 <text:s text:c="9"/>// Assume the first element in the scannable area</text:p>
      <text:p text:style-name="P5">28 <text:s text:c="9"/>// is the smallest value.</text:p>
      <text:p text:style-name="P5">29 <text:s text:c="9"/>minIndex = startScan;</text:p>
      <text:p text:style-name="P5">30 <text:s text:c="9"/>minValue = array[startScan];</text:p>
      <text:p text:style-name="P5">31</text:p>
      <text:p text:style-name="P5">32 <text:s text:c="9"/>// Scan the array, starting at the 2nd element in</text:p>
      <text:p text:style-name="P5">33 <text:s text:c="9"/>// the scannable area. We are looking for the smallest</text:p>
      <text:p text:style-name="P5">34 <text:s text:c="9"/>// value in the scannable area.</text:p>
      <text:p text:style-name="P5">35 <text:s text:c="9"/>for(index = startScan + 1; index &lt; array.length; index++)</text:p>
      <text:p text:style-name="P5">36 <text:s text:c="9"/>{</text:p>
      <text:p text:style-name="P5">37 <text:s text:c="12"/>if (array[index] &lt; minValue)</text:p>
      <text:p text:style-name="P5">38 <text:s text:c="12"/>{</text:p>
      <text:p text:style-name="P5">39 <text:s text:c="15"/>minValue = array[index];</text:p>
      <text:p text:style-name="P5">40 <text:s text:c="15"/>minIndex = index;</text:p>
      <text:p text:style-name="P5">41 <text:s text:c="12"/>}</text:p>
      <text:p text:style-name="P5">42 <text:s text:c="9"/>}</text:p>
      <text:p text:style-name="P5">43</text:p>
      <text:p text:style-name="P5">44 <text:s text:c="9"/>// Swap the element with the smallest value</text:p>
      <text:p text:style-name="P5">45 <text:s text:c="9"/>// with the first element in the scannable area.</text:p>
      <text:p text:style-name="P5">46 <text:s text:c="9"/>array[minIndex] = array[startScan];</text:p>
      <text:p text:style-name="P5">47 <text:s text:c="9"/>array[startScan] = minValue;</text:p>
      <text:p text:style-name="P5">48 <text:s text:c="6"/>}</text:p>
      <text:p text:style-name="P5">49 <text:s text:c="3"/>}</text:p>
      <text:p text:style-name="P5">50 }</text:p>
      <text:p text:style-name="P5">Code Listing 16-6 (SelectionSortTest.java)</text:p>
      <text:p text:style-name="P5"><text:s/>1 /**</text:p>
      <text:p text:style-name="P5"><text:s/>2 <text:s text:c="3"/>This program tests the selectionSort method in the</text:p>
      <text:p text:style-name="P5"><text:s/>3 <text:s text:c="3"/>IntSelectionSorter class.</text:p>
      <text:p text:style-name="P5"><text:soft-page-break/><text:s/>4 */</text:p>
      <text:p text:style-name="P5"><text:s/>5</text:p>
      <text:p text:style-name="P5"><text:s/>6 public class SelectionSortTest</text:p>
      <text:p text:style-name="P5"><text:s/>7 {</text:p>
      <text:p text:style-name="P5"><text:s/>8 <text:s text:c="3"/>public static void main(String[] args)</text:p>
      <text:p text:style-name="P5"><text:s/>9 <text:s text:c="3"/>{</text:p>
      <text:p text:style-name="P5">10 <text:s text:c="6"/>// Create an int array with test values.</text:p>
      <text:p text:style-name="P5">11 <text:s text:c="6"/>int[] values = { 5, 1, 3, 6, 4, 2 };</text:p>
      <text:p text:style-name="P5">12</text:p>
      <text:p text:style-name="P5">13 <text:s text:c="6"/>// Display the array's contents.</text:p>
      <text:p text:style-name="P5">14 <text:s text:c="6"/>System.out.println("Original order:");</text:p>
      <text:p text:style-name="P5">15 <text:s text:c="6"/>for (int element : values)</text:p>
      <text:p text:style-name="P5">16 <text:s text:c="9"/>System.out.print(element + " ");</text:p>
      <text:p text:style-name="P5">17</text:p>
      <text:p text:style-name="P5">18 <text:s text:c="6"/>// Sort the array.</text:p>
      <text:p text:style-name="P5">19 <text:s text:c="6"/>IntSelectionSorter.selectionSort(values);</text:p>
      <text:p text:style-name="P5">20</text:p>
      <text:p text:style-name="P5">21 <text:s text:c="6"/>// Display the array's contents.</text:p>
      <text:p text:style-name="P5">22 <text:s text:c="6"/>System.out.println("\nSorted order:");</text:p>
      <text:p text:style-name="P5">23 <text:s text:c="6"/>for (int element : values)</text:p>
      <text:p text:style-name="P5">24 <text:s text:c="9"/>System.out.print(element + " ");</text:p>
      <text:p text:style-name="P5">25</text:p>
      <text:p text:style-name="P5">26 <text:s text:c="6"/>System.out.println();</text:p>
      <text:p text:style-name="P5">27 <text:s text:c="3"/>}</text:p>
      <text:p text:style-name="P5">28 }</text:p>
      <text:p text:style-name="P5"/>
      <text:p text:style-name="P5">Using the Selection Sort to Sort Objects</text:p>
      <text:p text:style-name="P5">Previously, we demonstrated how the bubbleSort method could be written to accept an array of Comparable objects, and then use the compareTo method in the bubble sort algorithm to compare the objects. We can take the same approach with the selection sort, as shown in Code Listing 16-7. This class has a public static selectionSort method that accepts an array of Comparable objects.</text:p>
      <text:p text:style-name="P5"/>
      <text:p text:style-name="P5">Code Listing 16-7   (ObjectSelectionSorter.java)</text:p>
      <text:p text:style-name="P5"><text:s/>1 /**</text:p>
      <text:p text:style-name="P5"><text:s/>2 <text:s text:c="3"/>The ObjectSelectionSorter class provides a public static</text:p>
      <text:p text:style-name="P5"><text:s/>3 <text:s text:c="3"/>method for performing a selection sort on an array of</text:p>
      <text:p text:style-name="P5"><text:s/>4 <text:s text:c="3"/>objects that implement the Comparable interface.</text:p>
      <text:p text:style-name="P5"><text:s/>5 */</text:p>
      <text:p text:style-name="P5"><text:s/>6</text:p>
      <text:p text:style-name="P5"><text:s/>7 public class ObjectSelectionSorter</text:p>
      <text:p text:style-name="P5"><text:s/>8 {</text:p>
      <text:p text:style-name="P5"><text:s/>9</text:p>
      <text:p text:style-name="P5">10 <text:s text:c="3"/>/**</text:p>
      <text:p text:style-name="P5">11 <text:s text:c="6"/>The selectionSort method performs a selection sort on an</text:p>
      <text:p text:style-name="P5">12 <text:s text:c="6"/>array of objects that implement the Comparable interface.</text:p>
      <text:p text:style-name="P5">13 <text:s text:c="6"/>@param array The array to sort.</text:p>
      <text:p text:style-name="P5">14 <text:s text:c="3"/>*/</text:p>
      <text:p text:style-name="P5">15</text:p>
      <text:p text:style-name="P5">16 <text:s text:c="3"/>public static void selectionSort(Comparable[] array)</text:p>
      <text:p text:style-name="P5"><text:soft-page-break/>17 <text:s text:c="3"/>{</text:p>
      <text:p text:style-name="P5">18 <text:s text:c="6"/>int startScan; <text:s text:c="6"/>// Starting position of the scan</text:p>
      <text:p text:style-name="P5">19 <text:s text:c="6"/>int index; <text:s text:c="10"/>// To hold a subscript value</text:p>
      <text:p text:style-name="P5">20 <text:s text:c="6"/>int minIndex; <text:s text:c="7"/>// Element with smallest value in the scan</text:p>
      <text:p text:style-name="P5">21 <text:s text:c="6"/>Comparable minValue; // The smallest value found in the scan</text:p>
      <text:p text:style-name="P5">22</text:p>
      <text:p text:style-name="P5">23 <text:s text:c="6"/>// The outer loop iterates once for each element in the</text:p>
      <text:p text:style-name="P5">24 <text:s text:c="6"/>// array. The startScan variable marks the position where</text:p>
      <text:p text:style-name="P5">25 <text:s text:c="6"/>// the scan should begin.</text:p>
      <text:p text:style-name="P5">26 <text:s text:c="6"/>for (startScan = 0; startScan &lt; (array.length-1); startScan++)</text:p>
      <text:p text:style-name="P5">27 <text:s text:c="6"/>{</text:p>
      <text:p text:style-name="P5">28 <text:s text:c="9"/>// Assume the first element in the scannable area</text:p>
      <text:p text:style-name="P5">29 <text:s text:c="9"/>// is the smallest value.</text:p>
      <text:p text:style-name="P5">30 <text:s text:c="9"/>minIndex = startScan;</text:p>
      <text:p text:style-name="P5">31 <text:s text:c="9"/>minValue = array[startScan];</text:p>
      <text:p text:style-name="P5">32</text:p>
      <text:p text:style-name="P5">33 <text:s text:c="9"/>// Scan the array, starting at the 2nd element in</text:p>
      <text:p text:style-name="P5">34 <text:s text:c="9"/>// the scannable area. We are looking for the smallest</text:p>
      <text:p text:style-name="P5">35 <text:s text:c="9"/>// value in the scannable area.</text:p>
      <text:p text:style-name="P5">36 <text:s text:c="9"/>for(index = startScan + 1; index &lt; array.length; index++)</text:p>
      <text:p text:style-name="P5">37 <text:s text:c="9"/>{</text:p>
      <text:p text:style-name="P5">38 <text:s text:c="12"/>if (array[index].compareTo(minValue) &lt; 0)</text:p>
      <text:p text:style-name="P5">39 <text:s text:c="12"/>{</text:p>
      <text:p text:style-name="P5">40 <text:s text:c="15"/>minValue = array[index];</text:p>
      <text:p text:style-name="P5">41 <text:s text:c="15"/>minIndex = index;</text:p>
      <text:p text:style-name="P5">42 <text:s text:c="12"/>}</text:p>
      <text:p text:style-name="P5">43 <text:s text:c="9"/>}</text:p>
      <text:p text:style-name="P5">44</text:p>
      <text:p text:style-name="P5">45 <text:s text:c="9"/>// Swap the element with the smallest value</text:p>
      <text:p text:style-name="P5">46 <text:s text:c="9"/>// with the first element in the scannable area.</text:p>
      <text:p text:style-name="P5">47 <text:s text:c="9"/>array[minIndex] = array[startScan];</text:p>
      <text:p text:style-name="P5">48 <text:s text:c="9"/>array[startScan] = minValue;</text:p>
      <text:p text:style-name="P5">49 <text:s text:c="6"/>}</text:p>
      <text:p text:style-name="P5">50 <text:s text:c="3"/>}</text:p>
      <text:p text:style-name="P5">51 }</text:p>
      <text:p text:style-name="P5">The program in Code Listing 16-8 tests the selectionSort method with an array of String objects.</text:p>
      <text:p text:style-name="P5"/>
      <text:p text:style-name="P5">Code Listing 16-8 (ObjectSelectionSortTest.java)</text:p>
      <text:p text:style-name="P5"><text:s/>1 /**</text:p>
      <text:p text:style-name="P5"><text:s/>2 <text:s text:c="3"/>This program tests the selectionSort method in the</text:p>
      <text:p text:style-name="P5"><text:s/>3 <text:s text:c="3"/>ObjectSelectionSorter class.</text:p>
      <text:p text:style-name="P5"><text:s/>4 */</text:p>
      <text:p text:style-name="P5"><text:s/>5</text:p>
      <text:p text:style-name="P5"><text:s/>6 public class ObjectSelectionSortTest</text:p>
      <text:p text:style-name="P5"><text:s/>7 {</text:p>
      <text:p text:style-name="P5"><text:s/>8 <text:s text:c="3"/>public static void main(String[] args)</text:p>
      <text:p text:style-name="P5"><text:s/>9 <text:s text:c="3"/>{</text:p>
      <text:p text:style-name="P5">10 <text:s text:c="6"/>// Create a String array with test values.</text:p>
      <text:p text:style-name="P5">11 <text:s text:c="6"/>// Note that String implements Comparable.</text:p>
      <text:p text:style-name="P5"><text:soft-page-break/>12 <text:s text:c="6"/>String[] values = { "David", "Abe", "Katherine",</text:p>
      <text:p text:style-name="P5">13 <text:s text:c="26"/>"Beth", "Jeff", "Daisy" };</text:p>
      <text:p text:style-name="P5">14</text:p>
      <text:p text:style-name="P5">15 <text:s text:c="6"/>// Display the array's contents.</text:p>
      <text:p text:style-name="P5">16 <text:s text:c="6"/>System.out.println("Original order:");</text:p>
      <text:p text:style-name="P5">17 <text:s text:c="6"/>for (String element : values)</text:p>
      <text:p text:style-name="P5">18 <text:s text:c="9"/>System.out.print(element + " ");</text:p>
      <text:p text:style-name="P5">19</text:p>
      <text:p text:style-name="P5">20 <text:s text:c="6"/>// Sort the array.</text:p>
      <text:p text:style-name="P5">21 <text:s text:c="6"/>ObjectSelectionSorter.selectionSort(values);</text:p>
      <text:p text:style-name="P5">22</text:p>
      <text:p text:style-name="P5">23 <text:s text:c="6"/>// Display the array's contents.</text:p>
      <text:p text:style-name="P5">24 <text:s text:c="6"/>System.out.println("\nSorted order:");</text:p>
      <text:p text:style-name="P5">25 <text:s text:c="6"/>for (String element : values)</text:p>
      <text:p text:style-name="P5">26 <text:s text:c="9"/>System.out.print(element + " ");</text:p>
      <text:p text:style-name="P5">27</text:p>
      <text:p text:style-name="P5">28 <text:s text:c="6"/>System.out.println();</text:p>
      <text:p text:style-name="P5">29 <text:s text:c="3"/>}</text:p>
      <text:p text:style-name="P5">30 }</text:p>
      <text:p text:style-name="P5"/>
      <text:p text:style-name="P5"/>
      <text:p text:style-name="P5"/>
      <text:p text:style-name="P5">The Insertion Sort</text:p>
      <text:p text:style-name="P5">In the insertion sort, we begin by looking at the first two elements of the array. We compare these elements and, if necessary, we swap them so they are in the proper order. This becomes a sorted portion of the array.</text:p>
      <text:p text:style-name="P5"/>
      <text:p text:style-name="P5">Then, our objective is to incorporate the third element of the array into the part of the array already sorted. We do this by inserting it into proper position, relative to the first two elements. If we need to shift either of the first two elements to accommodate the third element, we do so. Once we have inserted the third element into the correct position (relative to the first two elements), the initial portion of the array consisting of the first three elements will be sorted.</text:p>
      <text:p text:style-name="P5"/>
      <text:p text:style-name="P5">This process continues with the fourth and subsequent elements, until all of the elements have been inserted into their proper positions. Let’s look at an example. Suppose we start with the int array shown in Figure 16-14. As shown in the figure, the values in the first and second elements are out of order, so they will be swapped.</text:p>
      <text:p text:style-name="P5"/>
      <text:p text:style-name="P5"/>
      <text:p text:style-name="P5">After the swap takes place, the first and second elements will be in sorted order. The next step is to move the value of the third element so it is in the correct position, relative to the first two elements. As shown in Figure 16-15, the value in the third element must be positioned between the values in the first and second elements.</text:p>
      <text:p text:style-name="P5"/>
      <text:p text:style-name="P5"/>
      <text:p text:style-name="P5">Figure 16-15 The third element must be moved</text:p>
      <text:p text:style-name="P5">After the value in the third element is moved to its new position, the first three elements will be in sorted order. The next step is to move the value of the fourth element so it is in the correct position, <text:soft-page-break/>relative to the first three elements. As shown in Figure 16-16, the value in the fourth element must be positioned between the values in the second and third elements.</text:p>
      <text:p text:style-name="P5"/>
      <text:p text:style-name="P5"/>
      <text:p text:style-name="P5">Figure 16-16 The fourth element must be moved</text:p>
      <text:p text:style-name="P5">After the value in the fourth element is moved to its new position, the first four elements will be in sorted order. The next step is to move the value of the fifth element so it is in the correct position, relative to the first four elements. As shown in Figure 16-17, the value in the fifth element must be positioned between the values in the first and second elements.</text:p>
      <text:p text:style-name="P5"/>
      <text:p text:style-name="P5"/>
      <text:p text:style-name="P5">Figure 16-17 The fifth element must be moved</text:p>
      <text:p text:style-name="P5">After the value in the fifth element is moved to its new position, the first five elements will be in sorted order. The next step is to move the value of the sixth element so it is in the correct position, relative to the first five elements. As shown in Figure 16-18, the value in the sixth element must be moved to the beginning of the array.</text:p>
      <text:p text:style-name="P5"/>
      <text:p text:style-name="P5"/>
      <text:p text:style-name="P5">Figure 16-18 The sixth element must be moved</text:p>
      <text:p text:style-name="P5">The sixth element is the last element in the array. Once it is moved to its correct position, the entire array is sorted. This is shown in Figure 16-19.</text:p>
      <text:p text:style-name="P5"/>
      <text:p text:style-name="P5"/>
      <text:p text:style-name="P5">Figure 16-19 All of the elements are in the correct position</text:p>
      <text:p text:style-name="P5">Here is the insertion sort algorithm in pseudocode:</text:p>
      <text:p text:style-name="P5"/>
      <text:p text:style-name="P5">For index equals each subscript in array from 1 through the last subscript</text:p>
      <text:p text:style-name="P5"><text:s text:c="2"/>Save the value in index in scan</text:p>
      <text:p text:style-name="P5"><text:s text:c="2"/>Save the value in array[index]in unsortedValue</text:p>
      <text:p text:style-name="P5"><text:s text:c="3"/>While scan is greater than 0 and array[scan – 1] is greater than unsortedValue</text:p>
      <text:p text:style-name="P5"><text:s text:c="5"/>Move array[scan – 1] to array[scan]</text:p>
      <text:p text:style-name="P5"><text:s text:c="5"/>Subtract 1 from scan</text:p>
      <text:p text:style-name="P5"><text:s text:c="3"/>End While</text:p>
      <text:p text:style-name="P5"><text:s text:c="3"/>Store the value in unsortedValue in array[scan]</text:p>
      <text:p text:style-name="P5">End For</text:p>
      <text:p text:style-name="P5">Code Listing 16-9 shows the IntInsertionSorter class, which has a public static method, I</text:p>
      <text:p text:style-name="P5"/>
      <text:p text:style-name="P5"/>
      <text:p text:style-name="P5"/>
      <text:p text:style-name="P5">Code Listing 16-9 shows the IntInsertionSorter class, which has a public static method, insertionSort. You pass an int array to the method and it uses the insertion sort algorithm to sort the array’s contents in ascending order. The program in Code Listing 16-10 tests the method.</text:p>
      <text:p text:style-name="P5"/>
      <text:p text:style-name="P5">Code Listing 16-9 (IntInsertionSorter.java)</text:p>
      <text:p text:style-name="P5"><text:s/>1 /**</text:p>
      <text:p text:style-name="P5"><text:s/>2 <text:s text:c="3"/>The IntInsertionSorter class provides a public static</text:p>
      <text:p text:style-name="P5"><text:s/>3 <text:s text:c="3"/>method for performing an insertion sort on an int array.</text:p>
      <text:p text:style-name="P5"><text:s/>4 */</text:p>
      <text:p text:style-name="P5"><text:s/>5</text:p>
      <text:p text:style-name="P5"><text:soft-page-break/><text:s/>6 public class IntInsertionSorter</text:p>
      <text:p text:style-name="P5"><text:s/>7 {</text:p>
      <text:p text:style-name="P5"><text:s/>8</text:p>
      <text:p text:style-name="P5"><text:s/>9 <text:s text:c="3"/>/**</text:p>
      <text:p text:style-name="P5">10 <text:s text:c="6"/>The insertionSort method performs an insertion sort on</text:p>
      <text:p text:style-name="P5">11 <text:s text:c="6"/>an int array. The array is sorted in ascending order.</text:p>
      <text:p text:style-name="P5">12 <text:s text:c="6"/>@param array The array to sort.</text:p>
      <text:p text:style-name="P5">13 <text:s text:c="3"/>*/</text:p>
      <text:p text:style-name="P5">14</text:p>
      <text:p text:style-name="P5">15 <text:s text:c="3"/>public static void insertionSort(int[] array)</text:p>
      <text:p text:style-name="P5">16 <text:s text:c="3"/>{</text:p>
      <text:p text:style-name="P5">17 <text:s text:c="6"/>int unsortedValue; <text:s/>// The first unsorted value</text:p>
      <text:p text:style-name="P5">18 <text:s text:c="6"/>int scan; <text:s text:c="10"/>// Used to scan the array</text:p>
      <text:p text:style-name="P5">19</text:p>
      <text:p text:style-name="P5">20 <text:s text:c="6"/>// The outer loop steps the index variable through each</text:p>
      <text:p text:style-name="P5">21 <text:s text:c="6"/>// subscript in the array, starting at 1. The portion of the</text:p>
      <text:p text:style-name="P5">22 <text:s text:c="6"/>// array consisting of element 0 by itself is already sorted.</text:p>
      <text:p text:style-name="P5">23 <text:s text:c="6"/>for (int index = 1; index &lt; array.length; index++)</text:p>
      <text:p text:style-name="P5">24 <text:s text:c="6"/>{</text:p>
      <text:p text:style-name="P5">25 <text:s text:c="9"/>// The first element outside the sorted portion is</text:p>
      <text:p text:style-name="P5">26 <text:s text:c="9"/>// array[index]. Store the value of this element</text:p>
      <text:p text:style-name="P5">27 <text:s text:c="9"/>// in unsortedValue.</text:p>
      <text:p text:style-name="P5">28 <text:s text:c="9"/>unsortedValue = array[index];</text:p>
      <text:p text:style-name="P5">29</text:p>
      <text:p text:style-name="P5">30 <text:s text:c="9"/>// Start scan at the subscript of the first element</text:p>
      <text:p text:style-name="P5">31 <text:s text:c="9"/>// in the still unsorted part.</text:p>
      <text:p text:style-name="P5">32 <text:s text:c="9"/>scan = index;</text:p>
      <text:p text:style-name="P5">33</text:p>
      <text:p text:style-name="P5">34 <text:s text:c="9"/>// Move the first element in the still unsorted part</text:p>
      <text:p text:style-name="P5">35 <text:s text:c="9"/>// into its proper position within the sorted part.</text:p>
      <text:p text:style-name="P5">36 <text:s text:c="9"/>while (scan &gt; 0 &amp;&amp; array[scan – 1] &gt; unsortedValue)</text:p>
      <text:p text:style-name="P5">37 <text:s text:c="9"/>{</text:p>
      <text:p text:style-name="P5">38 <text:s text:c="12"/>array[scan] = array[scan-1];</text:p>
      <text:p text:style-name="P5">39 <text:s text:c="12"/>scan--;</text:p>
      <text:p text:style-name="P5">40 <text:s text:c="9"/>}</text:p>
      <text:p text:style-name="P5">41</text:p>
      <text:p text:style-name="P5">42 <text:s text:c="9"/>// Insert the unsorted value in its proper position</text:p>
      <text:p text:style-name="P5">43 <text:s text:c="9"/>// within the sorted part.</text:p>
      <text:p text:style-name="P5">44 <text:s text:c="9"/>array[scan] = unsortedValue;</text:p>
      <text:p text:style-name="P5">45 <text:s text:c="6"/>}</text:p>
      <text:p text:style-name="P5">46 <text:s text:c="3"/>}</text:p>
      <text:p text:style-name="P5">47 }</text:p>
      <text:p text:style-name="P5">Code Listing 16-10 (InsertionSortTest.java)</text:p>
      <text:p text:style-name="P5"><text:s/>1 /**</text:p>
      <text:p text:style-name="P5"><text:s/>2 <text:s text:c="3"/>This program tests the insertionSort method in the</text:p>
      <text:p text:style-name="P5"><text:s/>3 <text:s text:c="3"/>IntInsertionSorter class.</text:p>
      <text:p text:style-name="P5"><text:s/>4 */</text:p>
      <text:p text:style-name="P5"><text:s/>5</text:p>
      <text:p text:style-name="P5"><text:s/>6 public class InsertionSortTest</text:p>
      <text:p text:style-name="P5"><text:soft-page-break/><text:s/>7 {</text:p>
      <text:p text:style-name="P5"><text:s/>8 <text:s text:c="3"/>public static void main(String[] args)</text:p>
      <text:p text:style-name="P5"><text:s/>9 <text:s text:c="3"/>{</text:p>
      <text:p text:style-name="P5">10 <text:s text:c="6"/>// Create an int array with test values.</text:p>
      <text:p text:style-name="P5">11 <text:s text:c="6"/>int[] values = { 5, 1, 3, 6, 4, 2 };</text:p>
      <text:p text:style-name="P5">12</text:p>
      <text:p text:style-name="P5">13 <text:s text:c="6"/>// Display the array's contents.</text:p>
      <text:p text:style-name="P5">14 <text:s text:c="6"/>System.out.println("Original order:");</text:p>
      <text:p text:style-name="P5">15 <text:s text:c="6"/>for (int element : values)</text:p>
      <text:p text:style-name="P5">16 <text:s text:c="9"/>System.out.print(element + " ");</text:p>
      <text:p text:style-name="P5">17</text:p>
      <text:p text:style-name="P5">18 <text:s text:c="6"/>// Sort the array.</text:p>
      <text:p text:style-name="P5">19 <text:s text:c="6"/>IntInsertionSorter.insertionSort(values);</text:p>
      <text:p text:style-name="P5">20</text:p>
      <text:p text:style-name="P5">21 <text:s text:c="6"/>// Display the array's contents.</text:p>
      <text:p text:style-name="P5">22 <text:s text:c="6"/>System.out.println("\nSorted order:");</text:p>
      <text:p text:style-name="P5">23 <text:s text:c="6"/>for (int element : values)</text:p>
      <text:p text:style-name="P5">24 <text:s text:c="9"/>System.out.print(element + " ");</text:p>
      <text:p text:style-name="P5">25</text:p>
      <text:p text:style-name="P5">26 <text:s text:c="6"/>System.out.println();</text:p>
      <text:p text:style-name="P5">27 <text:s text:c="3"/>}</text:p>
      <text:p text:style-name="P5">28 }</text:p>
      <text:p text:style-name="P5"/>
      <text:p text:style-name="P5">Using the Insertion Sort to Sort Objects</text:p>
      <text:p text:style-name="P5">We have demonstrated how the bubbleSort and selectionSort methods can be written to accept an array of Comparable objects, and then use the compareTo method to compare the objects. A similar approach can be taken with the insertionSort method. This will be left as a programming exercise for you at the end of the chapter.</text:p>
      <text:p text:style-name="P5"/>
      <text:p text:style-name="P5">The Quicksort Algorithm</text:p>
      <text:p text:style-name="P5">The Quicksort algorithm is a popular sorting routine developed in 1960 by C. A. R. Hoare. It sorts an array by dividing it into two sublists. Between the sublists is a selected value known as the pivot, as shown in Figure 16-20.</text:p>
      <text:p text:style-name="P5"/>
      <text:p text:style-name="P5"/>
      <text:p text:style-name="P5">Figure 16-20 Sublists and pivot</text:p>
      <text:p text:style-name="P5">Notice in the figure that sublist 1 is positioned to the left of (before) the pivot, and sublist 2 is positioned to the right of (after) the pivot. Once a pivot value has been selected, the algorithm reorders the other values in the array until all the elements in the left sublist are less than the pivot, and all the elements in the right sublist are greater than or equal to the pivot. This does not mean that the elements in the sublists are sorted in order, just that the smaller values in the array are in the left sublist and the larger values are in the right sublist.</text:p>
      <text:p text:style-name="P5"/>
      <text:p text:style-name="P5">Once this is done, the algorithm recursively repeats the procedure on sublist 1, and then on sublist 2. During this process, the sublists are themselves divided into sublists with a pivot. All the elements less than the pivot are moved to the left sublist, and all the elements greater than the pivot are moved to the right sublist. The recursion stops when there is at most one element in a sublist. When all of the recursive calls have completed, the array is completely sorted.</text:p>
      <text:p text:style-name="P5"/>
      <text:p text:style-name="P5"><text:soft-page-break/>To demonstrate the Quicksort algorithm we have provided a class, IntQuickSorter.java. This class has the following public static method:</text:p>
      <text:p text:style-name="P5"/>
      <text:p text:style-name="P5">14 <text:s text:c="3"/>public static void quickSort(int array[])</text:p>
      <text:p text:style-name="P5">15 <text:s text:c="3"/>{</text:p>
      <text:p text:style-name="P5">16 <text:s text:c="6"/>doQuickSort(array, 0, array.length – 1);</text:p>
      <text:p text:style-name="P5">17 <text:s text:c="3"/>}</text:p>
      <text:p text:style-name="P5">This method accepts an int array as its argument. Then it calls a private static method, doQuickSort. The reason we have this extra method call is that the Quicksort algorithm requires the starting subscript and the ending subscript of the area of the array that is to be sorted. When you first invoke the Quicksort algorithm, you provide the starting and ending subscripts of the entire array. As a convenience to anyone using the IntQuickSorter class, we have provided the quickSort method, which simply accepts an array. Then it calls the doQuickSort method, providing the starting and ending subscripts as arguments.</text:p>
      <text:p text:style-name="P5"/>
      <text:p text:style-name="P5">The pseudocode for the doQuickSort method is shown here:</text:p>
      <text:p text:style-name="P5"/>
      <text:p text:style-name="P5">doQuickSort:</text:p>
      <text:p text:style-name="P5"><text:s text:c="2"/>If Starting Index &lt; Ending Index</text:p>
      <text:p text:style-name="P5"><text:s text:c="6"/>Partition the List around a Pivot</text:p>
      <text:p text:style-name="P5"><text:s text:c="6"/>doQuickSort Sublist 1</text:p>
      <text:p text:style-name="P5"><text:s text:c="6"/>doQuickSort Sublist 2</text:p>
      <text:p text:style-name="P5"><text:s text:c="2"/>End If</text:p>
      <text:p text:style-name="P5">End doQuickSort</text:p>
      <text:p text:style-name="P5">Here is the Java code for the doQuickSort method:</text:p>
      <text:p text:style-name="P5"/>
      <text:p text:style-name="P5">27 <text:s text:c="3"/>private static void doQuickSort(int array[], int start, int end)</text:p>
      <text:p text:style-name="P5">28 <text:s text:c="3"/>{</text:p>
      <text:p text:style-name="P5">29 <text:s text:c="6"/>int pivotPoint;</text:p>
      <text:p text:style-name="P5">30</text:p>
      <text:p text:style-name="P5">31 <text:s text:c="6"/>if (start &lt; end)</text:p>
      <text:p text:style-name="P5">32 <text:s text:c="6"/>{</text:p>
      <text:p text:style-name="P5">33 <text:s text:c="9"/>// Get the pivot point.</text:p>
      <text:p text:style-name="P5">34 <text:s text:c="9"/>pivotPoint = partition(array, start, end);</text:p>
      <text:p text:style-name="P5">35</text:p>
      <text:p text:style-name="P5">36 <text:s text:c="9"/>// Sort the first sublist.</text:p>
      <text:p text:style-name="P5">37 <text:s text:c="9"/>doQuickSort(array, start, pivotPoint – 1);</text:p>
      <text:p text:style-name="P5">38</text:p>
      <text:p text:style-name="P5">39 <text:s text:c="9"/>// Sort the second sublist.</text:p>
      <text:p text:style-name="P5">40 <text:s text:c="9"/>doQuickSort(array, pivotPoint + 1, end);</text:p>
      <text:p text:style-name="P5">41 <text:s text:c="6"/>}</text:p>
      <text:p text:style-name="P5">42 <text:s text:c="3"/>}</text:p>
      <text:p text:style-name="P5"/>
      <text:p text:style-name="P5">The first argument is the array holding the list that is to be sorted. The second and third arguments are the starting and ending subscripts of the list.</text:p>
      <text:p text:style-name="P5"/>
      <text:p text:style-name="P5">The subscript of the pivot element is returned by the partition method in line 34. The partition method not only determines which element will be the pivot, but also rearranges the other values in the list. The <text:soft-page-break/>method selects the element in the middle of the array as the pivot, and then scans the remainder of the array searching for values less than the pivot.</text:p>
      <text:p text:style-name="P5"/>
      <text:p text:style-name="P5">The code for the partition method is shown here:</text:p>
      <text:p text:style-name="P5"/>
      <text:p text:style-name="P5">56 <text:s text:c="3"/>private static int partition(int array[], int start, int end)</text:p>
      <text:p text:style-name="P5">57 <text:s text:c="3"/>{</text:p>
      <text:p text:style-name="P5">58 <text:s text:c="6"/>int pivotValue; <text:s text:c="5"/>// To hold the pivot value</text:p>
      <text:p text:style-name="P5">59 <text:s text:c="6"/>int endOfLeftList; <text:s text:c="2"/>// Last element in the left sublist.</text:p>
      <text:p text:style-name="P5">60 <text:s text:c="6"/>int mid; <text:s text:c="12"/>// To hold the mid-point subscript</text:p>
      <text:p text:style-name="P5">61</text:p>
      <text:p text:style-name="P5">62 <text:s text:c="6"/>// Find the subscript of the middle element.</text:p>
      <text:p text:style-name="P5">63 <text:s text:c="6"/>// This will be our pivot value.</text:p>
      <text:p text:style-name="P5">64 <text:s text:c="6"/>mid = (start + end) / 2;</text:p>
      <text:p text:style-name="P5">65</text:p>
      <text:p text:style-name="P5">66 <text:s text:c="6"/>// Swap the middle element with the first element.</text:p>
      <text:p text:style-name="P5">67 <text:s text:c="6"/>// This moves the pivot value to the start of</text:p>
      <text:p text:style-name="P5">68 <text:s text:c="6"/>// the list.</text:p>
      <text:p text:style-name="P5">69 <text:s text:c="6"/>swap(array, start, mid);</text:p>
      <text:p text:style-name="P5">70</text:p>
      <text:p text:style-name="P5">71 <text:s text:c="6"/>// Save the pivot value for comparisons.</text:p>
      <text:p text:style-name="P5">72 <text:s text:c="6"/>pivotValue = array[start];</text:p>
      <text:p text:style-name="P5">73</text:p>
      <text:p text:style-name="P5">74 <text:s text:c="6"/>// For now, the end of the left sublist is</text:p>
      <text:p text:style-name="P5">75 <text:s text:c="6"/>// the first element.</text:p>
      <text:p text:style-name="P5">76 <text:s text:c="6"/>endOfLeftList = start;</text:p>
      <text:p text:style-name="P5">77</text:p>
      <text:p text:style-name="P5">78 <text:s text:c="6"/>// Scan the entire list and move any values that</text:p>
      <text:p text:style-name="P5">79 <text:s text:c="6"/>// are less than the pivot value to the left</text:p>
      <text:p text:style-name="P5">80 <text:s text:c="6"/>// sublist.</text:p>
      <text:p text:style-name="P5">81 <text:s text:c="6"/>for (int scan = start + 1; scan &lt;= end; scan++)</text:p>
      <text:p text:style-name="P5">82 <text:s text:c="6"/>{</text:p>
      <text:p text:style-name="P5">83 <text:s text:c="9"/>if (array[scan] &lt; pivotValue)</text:p>
      <text:p text:style-name="P5">84 <text:s text:c="9"/>{</text:p>
      <text:p text:style-name="P5">85 <text:s text:c="12"/>endOfLeftList++;</text:p>
      <text:p text:style-name="P5">86 <text:s text:c="12"/>swap(array, endOfLeftList, scan);</text:p>
      <text:p text:style-name="P5">87 <text:s text:c="9"/>}</text:p>
      <text:p text:style-name="P5">88 <text:s text:c="6"/>}</text:p>
      <text:p text:style-name="P5">89</text:p>
      <text:p text:style-name="P5">90 <text:s text:c="6"/>// Move the pivot value to end of the</text:p>
      <text:p text:style-name="P5">91 <text:s text:c="6"/>// left sublist.</text:p>
      <text:p text:style-name="P5">92 <text:s text:c="6"/>swap(array, start, endOfLeftList);</text:p>
      <text:p text:style-name="P5">93</text:p>
      <text:p text:style-name="P5">94 <text:s text:c="6"/>// Return the subscript of the pivot value.</text:p>
      <text:p text:style-name="P5">95 <text:s text:c="6"/>return endOfLeftList;</text:p>
      <text:p text:style-name="P5">96 <text:s text:c="3"/>}</text:p>
      <text:p text:style-name="P5"/>
      <text:p text:style-name="P5"><text:soft-page-break/>A for loop scans the remainder of the array, and when an element is found whose value is less than the pivot, that value is moved to a location left of the pivot point. A third method, swap, is used to swap the values found in any two elements of the array. The method is shown here:</text:p>
      <text:p text:style-name="P5"/>
      <text:p text:style-name="P5">106 <text:s text:c="3"/>private static void swap(int[] array, int a, int b)</text:p>
      <text:p text:style-name="P5">107 <text:s text:c="3"/>{</text:p>
      <text:p text:style-name="P5">108 <text:s text:c="6"/>int temp;</text:p>
      <text:p text:style-name="P5">109</text:p>
      <text:p text:style-name="P5">110 <text:s text:c="6"/>temp = array[a];</text:p>
      <text:p text:style-name="P5">111 <text:s text:c="6"/>array[a] = array[b];</text:p>
      <text:p text:style-name="P5">112 <text:s text:c="6"/>array[b] = temp;</text:p>
      <text:p text:style-name="P5">113 <text:s text:c="3"/>}</text:p>
      <text:p text:style-name="P5">The program shown in Code Listing 16-11 uses these methods to test the Quicksort algorithm.</text:p>
      <text:p text:style-name="P5"/>
      <text:p text:style-name="P5">Code Listing 16-11 (QuickSortTest.java)</text:p>
      <text:p text:style-name="P5"><text:s/>1 /**</text:p>
      <text:p text:style-name="P5"><text:s/>2 <text:s text:c="3"/>This program tests the quickSort method in the</text:p>
      <text:p text:style-name="P5"><text:s/>3 <text:s text:c="3"/>IntQuickSorter class.</text:p>
      <text:p text:style-name="P5"><text:s/>4 */</text:p>
      <text:p text:style-name="P5"><text:s/>5</text:p>
      <text:p text:style-name="P5"><text:s/>6 public class QuickSortTest</text:p>
      <text:p text:style-name="P5"><text:s/>7 {</text:p>
      <text:p text:style-name="P5"><text:s/>8 <text:s text:c="3"/>public static void main(String[] args)</text:p>
      <text:p text:style-name="P5"><text:s/>9 <text:s text:c="3"/>{</text:p>
      <text:p text:style-name="P5">10 <text:s text:c="6"/>// Create an int array with test values.</text:p>
      <text:p text:style-name="P5">11 <text:s text:c="6"/>int[] values = { 5, 1, 3, 6, 4, 2 };</text:p>
      <text:p text:style-name="P5">12</text:p>
      <text:p text:style-name="P5">13 <text:s text:c="6"/>// Display the array's contents.</text:p>
      <text:p text:style-name="P5">14 <text:s text:c="6"/>System.out.println("Original order:");</text:p>
      <text:p text:style-name="P5">15 <text:s text:c="6"/>for (int element : values)</text:p>
      <text:p text:style-name="P5">16 <text:s text:c="9"/>System.out.print(element + " ");</text:p>
      <text:p text:style-name="P5">17</text:p>
      <text:p text:style-name="P5">18 <text:s text:c="6"/>// Sort the array.</text:p>
      <text:p text:style-name="P5">19 <text:s text:c="6"/>IntQuickSorter.quickSort(values);</text:p>
      <text:p text:style-name="P5">20</text:p>
      <text:p text:style-name="P5">21 <text:s text:c="6"/>// Display the array's contents.</text:p>
      <text:p text:style-name="P5">22 <text:s text:c="6"/>System.out.println("\nSorted order:");</text:p>
      <text:p text:style-name="P5">23 <text:s text:c="6"/>for (int element : values)</text:p>
      <text:p text:style-name="P5">24 <text:s text:c="9"/>System.out.print(element + " ");</text:p>
      <text:p text:style-name="P5">25</text:p>
      <text:p text:style-name="P5">26 <text:s text:c="6"/>System.out.println();</text:p>
      <text:p text:style-name="P5">27 <text:s text:c="3"/>}</text:p>
      <text:p text:style-name="P5">28 }</text:p>
      <text:p text:style-name="P5"/>
      <text:p text:style-name="P5">Using Quicksort to Sort Objects</text:p>
      <text:p text:style-name="P5">As with the other sorting algorithms shown in this chapter, the Quicksort methods we have demonstrated can be modified to accept an array of Comparable objects, and then we can use the compareTo method to make comparisons. Modifying these Quicksort methods to accept an array of Comparable objects will be left as a programming exercise for you at the end of the chapter.</text:p>
      <text:p text:style-name="P5"><text:soft-page-break/></text:p>
      <text:p text:style-name="P3">16.2:</text:p>
      <text:p text:style-name="P5">search algorithms will search arrays for specific data.</text:p>
      <text:p text:style-name="P5">Code Listing 16-12 (IntSequentialSearcher.java)</text:p>
      <text:p text:style-name="P5"><text:s/>1 /**</text:p>
      <text:p text:style-name="P5"><text:s/>2 <text:s text:c="3"/>The IntSequentialSearcher class provides a public static</text:p>
      <text:p text:style-name="P5"><text:s/>3 <text:s text:c="3"/>method for performing a sequential search on an int array.</text:p>
      <text:p text:style-name="P5"><text:s/>4 */</text:p>
      <text:p text:style-name="P5"><text:s/>5</text:p>
      <text:p text:style-name="P5"><text:s/>6 public class IntSequentialSearcher</text:p>
      <text:p text:style-name="P5"><text:s/>7 {</text:p>
      <text:p text:style-name="P5"><text:s/>8 <text:s text:c="3"/>/**</text:p>
      <text:p text:style-name="P5"><text:s/>9 <text:s text:c="6"/>The search method searches an array for a value.</text:p>
      <text:p text:style-name="P5">10 <text:s text:c="6"/>@param array The array to search.</text:p>
      <text:p text:style-name="P5">11 <text:s text:c="6"/>@param value The value to search for.</text:p>
      <text:p text:style-name="P5">12 <text:s text:c="6"/>@return The subscript of the value if found in the</text:p>
      <text:p text:style-name="P5">13 <text:s text:c="14"/>array, otherwise –1.</text:p>
      <text:p text:style-name="P5">14 <text:s text:c="3"/>*/</text:p>
      <text:p text:style-name="P5">15</text:p>
      <text:p text:style-name="P5">16 <text:s text:c="3"/>public static int search(int[] array, int value)</text:p>
      <text:p text:style-name="P5">17 <text:s text:c="3"/>{</text:p>
      <text:p text:style-name="P5">18 <text:s text:c="6"/>int index; <text:s text:c="4"/>// Loop control variable</text:p>
      <text:p text:style-name="P5">19 <text:s text:c="6"/>int position; <text:s/>// Position the value is found at</text:p>
      <text:p text:style-name="P5">20 <text:s text:c="6"/>boolean found; // Flag indicating search results</text:p>
      <text:p text:style-name="P5">21</text:p>
      <text:p text:style-name="P5">22 <text:s text:c="6"/>// Element 0 is the starting point of the search.</text:p>
      <text:p text:style-name="P5">23 <text:s text:c="6"/>index = 0;</text:p>
      <text:p text:style-name="P5">24</text:p>
      <text:p text:style-name="P5">25 <text:s text:c="6"/>// Store the default values position and found.</text:p>
      <text:p text:style-name="P5">26 <text:s text:c="6"/>position = –1;</text:p>
      <text:p text:style-name="P5">27 <text:s text:c="6"/>found = false;</text:p>
      <text:p text:style-name="P5">28</text:p>
      <text:p text:style-name="P5">29 <text:s text:c="6"/>// Search the array.</text:p>
      <text:p text:style-name="P5">30 <text:s text:c="6"/>while (!found &amp;&amp; index &lt; array.length)</text:p>
      <text:p text:style-name="P5">31 <text:s text:c="6"/>{</text:p>
      <text:p text:style-name="P5">32 <text:s text:c="9"/>if (array[index] == value)</text:p>
      <text:p text:style-name="P5">33 <text:s text:c="9"/>{</text:p>
      <text:p text:style-name="P5">34 <text:s text:c="12"/>found = true;</text:p>
      <text:p text:style-name="P5">35 <text:s text:c="12"/>position = index;</text:p>
      <text:p text:style-name="P5">36 <text:s text:c="9"/>}</text:p>
      <text:p text:style-name="P5">37 <text:s text:c="9"/>index++;</text:p>
      <text:p text:style-name="P5">38 <text:s text:c="6"/>}</text:p>
      <text:p text:style-name="P5">39</text:p>
      <text:p text:style-name="P5">40 <text:s text:c="6"/>// Return the found element's position,</text:p>
      <text:p text:style-name="P5">41 <text:s text:c="6"/>// or –1 if not found.</text:p>
      <text:p text:style-name="P5">42 <text:s text:c="6"/>return position;</text:p>
      <text:p text:style-name="P5">43 <text:s text:c="3"/>}</text:p>
      <text:p text:style-name="P5">44 }</text:p>
      <text:p text:style-name="P5">Code Listing 16-13 (SequentialSearchTest.java)</text:p>
      <text:p text:style-name="P5"><text:soft-page-break/><text:s/>1 /**</text:p>
      <text:p text:style-name="P5"><text:s/>2 <text:s text:c="3"/>This program sequentially searches an</text:p>
      <text:p text:style-name="P5"><text:s/>3 <text:s text:c="3"/>int array for a specified value.</text:p>
      <text:p text:style-name="P5"><text:s/>4 */</text:p>
      <text:p text:style-name="P5"><text:s/>5</text:p>
      <text:p text:style-name="P5"><text:s/>6 public class SequentialSearchTest</text:p>
      <text:p text:style-name="P5"><text:s/>7 {</text:p>
      <text:p text:style-name="P5"><text:s/>8 <text:s text:c="3"/>public static void main(String[] args)</text:p>
      <text:p text:style-name="P5"><text:s/>9 <text:s text:c="3"/>{</text:p>
      <text:p text:style-name="P5">10 <text:s text:c="6"/>int[] tests = { 87, 75, 98, 100, 82 };</text:p>
      <text:p text:style-name="P5">11 <text:s text:c="6"/>int results;</text:p>
      <text:p text:style-name="P5">12</text:p>
      <text:p text:style-name="P5">13 <text:s text:c="6"/>// Search the array for the value 100.</text:p>
      <text:p text:style-name="P5">14 <text:s text:c="6"/>results = IntSequentialSearcher.search(tests, 100);</text:p>
      <text:p text:style-name="P5">15</text:p>
      <text:p text:style-name="P5">16 <text:s text:c="6"/>// Determine whether 100 was found and</text:p>
      <text:p text:style-name="P5">17 <text:s text:c="6"/>// display an appropriate message.</text:p>
      <text:p text:style-name="P5">18 <text:s text:c="6"/>if (results == –1)</text:p>
      <text:p text:style-name="P5">19 <text:s text:c="6"/>{</text:p>
      <text:p text:style-name="P5">20 <text:s text:c="9"/>System.out.println("You did not " +</text:p>
      <text:p text:style-name="P5">21 <text:s text:c="28"/>"earn 100 on any test.");</text:p>
      <text:p text:style-name="P5">22 <text:s text:c="6"/>}</text:p>
      <text:p text:style-name="P5">23 <text:s text:c="6"/>else</text:p>
      <text:p text:style-name="P5">24 <text:s text:c="6"/>{</text:p>
      <text:p text:style-name="P5">25 <text:s text:c="9"/>System.out.println("You earned 100 " +</text:p>
      <text:p text:style-name="P5">26 <text:s text:c="28"/>"on test " + (results + 1));</text:p>
      <text:p text:style-name="P5">27 <text:s text:c="6"/>}</text:p>
      <text:p text:style-name="P5">28 <text:s text:c="3"/>}</text:p>
      <text:p text:style-name="P5">29 }</text:p>
      <text:p text:style-name="P5"/>
      <text:p text:style-name="P5">the cost is the sequential search algorithm will search throug hall the elements sequentially.</text:p>
      <text:p text:style-name="P5"/>
      <text:p text:style-name="P5">The Binary Search</text:p>
      <text:p text:style-name="P5">The binary search is a clever algorithm that is much more efficient than the sequential search. Its only requirement is that the values in the array must be sorted in some order. Let us suppose the input array is sorted in ascending order. Instead of testing the array’s first element, this algorithm starts with the element in the middle. If that element happens to contain the desired value, then the search is over. Otherwise, the value in the middle element is either greater than or less than the value being searched for. If it is greater, then the desired value (if it is in the list) will be found somewhere in the first half of the array. If it is less, then the desired value (again, if it is in the list) will be found somewhere in the last half of the array. In either case, half of the array’s elements have been eliminated from further searching.</text:p>
      <text:p text:style-name="P5"/>
      <text:p text:style-name="P5">If the desired value isn’t found in the middle element, the procedure is repeated for the half of the array that potentially contains the value. For instance, if the last half of the array is to be searched, the algorithm tests its middle element. If the desired value isn’t found there, the search is narrowed to the quarter of the array that resides before or after that element. This process continues until the value being searched for is either found, or there are no</text:p>
      <text:p text:style-name="P5"/>
      <text:p text:style-name="P5"><text:soft-page-break/>more elements to test. Here is the pseudocode for a method that performs a binary search on an array:</text:p>
      <text:p text:style-name="P5"/>
      <text:p text:style-name="P5">Set first to 0</text:p>
      <text:p text:style-name="P5">Set last to the last subscript in the array</text:p>
      <text:p text:style-name="P5">Set found to false</text:p>
      <text:p text:style-name="P5">Set position to −1</text:p>
      <text:p text:style-name="P5">While found is not true and first is less than or equal to last</text:p>
      <text:p text:style-name="P5"><text:s text:c="3"/>Set middle to the subscript half-way between array[first] and array[last]</text:p>
      <text:p text:style-name="P5"><text:s text:c="3"/>If array[middle] equals the desired value</text:p>
      <text:p text:style-name="P5"><text:s text:c="6"/>Set found to true</text:p>
      <text:p text:style-name="P5"><text:s text:c="6"/>Set position to middle</text:p>
      <text:p text:style-name="P5"><text:s text:c="3"/>Else If array[middle] is greater than the desired value</text:p>
      <text:p text:style-name="P5"><text:s text:c="6"/>Set last to middle – 1</text:p>
      <text:p text:style-name="P5"><text:s text:c="3"/>Else</text:p>
      <text:p text:style-name="P5"><text:s text:c="6"/>Set first to middle + 1</text:p>
      <text:p text:style-name="P5"><text:s text:c="3"/>End If</text:p>
      <text:p text:style-name="P5">End While</text:p>
      <text:p text:style-name="P5">Return position</text:p>
      <text:p text:style-name="P5">This algorithm uses three variables to mark positions within the array: first, last, and middle. The first and last variables mark the boundaries of the portion of the array currently being searched. They are initialized with the subscripts of the array’s first and last elements. The subscript of the element halfway between first and last is calculated and stored in the middle variable. If the element in the middle of the array does not contain the search value, the first or last variables are adjusted so that only the top or bottom half of the array is searched during the next iteration. This cuts the portion of the array being searched in half each time the loop fails to locate the search value.</text:p>
      <text:p text:style-name="P5"/>
      <text:p text:style-name="P5">The IntBinarySearcher class shown in Code Listing 16-14 has a public static method that performs a binary search on an integer array. The first parameter, array, is searched for an occurrence of the number stored in value. If the number is found, its array subscript is returned. Otherwise, </text:p>
      <text:p text:style-name="P5">−</text:p>
      <text:p text:style-name="P5">1</text:p>
      <text:p text:style-name="P5"><text:s/>is returned indicating the value did not appear in the array. The program in Code Listing 16-15 tests the method.</text:p>
      <text:p text:style-name="P5"/>
      <text:p text:style-name="P5">Code Listing 16-14 (IntBinarySearcher.java)</text:p>
      <text:p text:style-name="P5"><text:s/>1 /**</text:p>
      <text:p text:style-name="P5"><text:s/>2 <text:s text:c="3"/>The IntBinarySearcher class provides a public static</text:p>
      <text:p text:style-name="P5"><text:s/>3 <text:s text:c="3"/>method for performing a binary search on an int array.</text:p>
      <text:p text:style-name="P5"><text:s/>4 */</text:p>
      <text:p text:style-name="P5"><text:s/>5</text:p>
      <text:p text:style-name="P5"><text:s/>6 public class IntBinarySearcher</text:p>
      <text:p text:style-name="P5"><text:s/>7 {</text:p>
      <text:p text:style-name="P5"><text:s/>8 <text:s text:c="3"/>/**</text:p>
      <text:p text:style-name="P5"><text:s/>9 <text:s text:c="6"/>The search method performs a binary search on an int</text:p>
      <text:p text:style-name="P5">10 <text:s text:c="6"/>array. The array is searched for the number passed to</text:p>
      <text:p text:style-name="P5">11 <text:s text:c="6"/>value. If the number is found, its array subscript is</text:p>
      <text:p text:style-name="P5">12 <text:s text:c="6"/>returned. Otherwise, –1 is returned indicating the</text:p>
      <text:p text:style-name="P5">13 <text:s text:c="6"/>value was not found in the array.</text:p>
      <text:p text:style-name="P5">14 <text:s text:c="6"/>@param array The array to search.</text:p>
      <text:p text:style-name="P5"><text:soft-page-break/>15 <text:s text:c="6"/>@param value The value to search for.</text:p>
      <text:p text:style-name="P5">16 <text:s text:c="3"/>*/</text:p>
      <text:p text:style-name="P5">17</text:p>
      <text:p text:style-name="P5">18 <text:s text:c="3"/>public static int search(int[] array, int value)</text:p>
      <text:p text:style-name="P5">19 <text:s text:c="3"/>{</text:p>
      <text:p text:style-name="P5">20 <text:s text:c="6"/>int first; <text:s text:c="4"/>// First array element</text:p>
      <text:p text:style-name="P5">21 <text:s text:c="6"/>int last; <text:s text:c="5"/>// Last array element</text:p>
      <text:p text:style-name="P5">22 <text:s text:c="6"/>int middle; <text:s text:c="3"/>// Mid point of search</text:p>
      <text:p text:style-name="P5">23 <text:s text:c="6"/>int position; <text:s/>// Position of search value</text:p>
      <text:p text:style-name="P5">24 <text:s text:c="6"/>boolean found; // Flag</text:p>
      <text:p text:style-name="P5">25</text:p>
      <text:p text:style-name="P5">26 <text:s text:c="6"/>// Set the initial values.</text:p>
      <text:p text:style-name="P5">27 <text:s text:c="6"/>first = 0;</text:p>
      <text:p text:style-name="P5">28 <text:s text:c="6"/>last = array.length – 1;</text:p>
      <text:p text:style-name="P5">29 <text:s text:c="6"/>position = –1;</text:p>
      <text:p text:style-name="P5">30 <text:s text:c="6"/>found = false;</text:p>
      <text:p text:style-name="P5">31</text:p>
      <text:p text:style-name="P5">32 <text:s text:c="6"/>// Search for the value.</text:p>
      <text:p text:style-name="P5">33 <text:s text:c="6"/>while (!found &amp;&amp; first &lt;= last)</text:p>
      <text:p text:style-name="P5">34 <text:s text:c="6"/>{</text:p>
      <text:p text:style-name="P5">35 <text:s text:c="9"/>// Calculate midpoint</text:p>
      <text:p text:style-name="P5">36 <text:s text:c="9"/>middle = (first + last) / 2;</text:p>
      <text:p text:style-name="P5">37</text:p>
      <text:p text:style-name="P5">38 <text:s text:c="9"/>// If value is found at mid point...</text:p>
      <text:p text:style-name="P5">39 <text:s text:c="9"/>if (array[middle] == value)</text:p>
      <text:p text:style-name="P5">40 <text:s text:c="9"/>{</text:p>
      <text:p text:style-name="P5">41 <text:s text:c="12"/>found = true;</text:p>
      <text:p text:style-name="P5">42 <text:s text:c="12"/>position = middle;</text:p>
      <text:p text:style-name="P5">43 <text:s text:c="9"/>}</text:p>
      <text:p text:style-name="P5">44 <text:s text:c="9"/>// else if value is in lower half...</text:p>
      <text:p text:style-name="P5">45 <text:s text:c="9"/>else if (array[middle] &gt; value)</text:p>
      <text:p text:style-name="P5">46 <text:s text:c="12"/>last = middle – 1;</text:p>
      <text:p text:style-name="P5">47 <text:s text:c="9"/>// else if value is in upper half....</text:p>
      <text:p text:style-name="P5">48 <text:s text:c="9"/>else</text:p>
      <text:p text:style-name="P5">49 <text:s text:c="12"/>first = middle + 1;</text:p>
      <text:p text:style-name="P5">50 <text:s text:c="6"/>}</text:p>
      <text:p text:style-name="P5">51</text:p>
      <text:p text:style-name="P5">52 <text:s text:c="6"/>// Return the position of the item, or –1</text:p>
      <text:p text:style-name="P5">53 <text:s text:c="6"/>// if it was not found.</text:p>
      <text:p text:style-name="P5">54 <text:s text:c="6"/>return position;</text:p>
      <text:p text:style-name="P5">55 <text:s text:c="3"/>}</text:p>
      <text:p text:style-name="P5">56 }</text:p>
      <text:p text:style-name="P5"/>
      <text:p text:style-name="P5">Code Listing 16-15 (BinarySearchTest.java)</text:p>
      <text:p text:style-name="P5"><text:s/>1 import java.util.Scanner;</text:p>
      <text:p text:style-name="P5"><text:s/>2</text:p>
      <text:p text:style-name="P5"><text:s/>3 /**</text:p>
      <text:p text:style-name="P5"><text:s/>4 <text:s text:c="3"/>This program demonstrates the search method in</text:p>
      <text:p text:style-name="P5"><text:s/>5 <text:s text:c="3"/>the IntBinarySearcher class.</text:p>
      <text:p text:style-name="P5"><text:soft-page-break/><text:s/>6 */</text:p>
      <text:p text:style-name="P5"><text:s/>7</text:p>
      <text:p text:style-name="P5"><text:s/>8 public class BinarySearchTest</text:p>
      <text:p text:style-name="P5"><text:s/>9 {</text:p>
      <text:p text:style-name="P5">10 <text:s text:c="3"/>public static void main(String[] args)</text:p>
      <text:p text:style-name="P5">11 <text:s text:c="3"/>{</text:p>
      <text:p text:style-name="P5">12 <text:s text:c="6"/>int result, searchValue;</text:p>
      <text:p text:style-name="P5">13 <text:s text:c="6"/>String input;</text:p>
      <text:p text:style-name="P5">14</text:p>
      <text:p text:style-name="P5">15 <text:s text:c="6"/>// An array of numbers to search.</text:p>
      <text:p text:style-name="P5">16 <text:s text:c="6"/>int numbers[] = { 536, 289, 296, 429, 319, 142, 394,</text:p>
      <text:p text:style-name="P5">17 <text:s text:c="24"/>101, 388, 147, 417, 199, 207, 222,</text:p>
      <text:p text:style-name="P5">18 <text:s text:c="24"/>189, 310, 447, 521, 234, 600};</text:p>
      <text:p text:style-name="P5">19</text:p>
      <text:p text:style-name="P5">20 <text:s text:c="6"/>// Create a Scanner object for keyboard input.</text:p>
      <text:p text:style-name="P5">21 <text:s text:c="6"/>Scanner keyboard = new Scanner(System.in);</text:p>
      <text:p text:style-name="P5">22</text:p>
      <text:p text:style-name="P5">23 <text:s text:c="6"/>// First we must sort the array in ascending order.</text:p>
      <text:p text:style-name="P5">24 <text:s text:c="6"/>IntQuickSorter.quickSort(numbers);</text:p>
      <text:p text:style-name="P5">25</text:p>
      <text:p text:style-name="P5">26 <text:s text:c="6"/>do</text:p>
      <text:p text:style-name="P5">27 <text:s text:c="6"/>{</text:p>
      <text:p text:style-name="P5">28 <text:s text:c="9"/>// Get a value to search for.</text:p>
      <text:p text:style-name="P5">29 <text:s text:c="9"/>System.out.print("Enter a value to search for: ");</text:p>
      <text:p text:style-name="P5">30 <text:s text:c="9"/>searchValue = keyboard.nextInt();</text:p>
      <text:p text:style-name="P5">31</text:p>
      <text:p text:style-name="P5">32 <text:s text:c="9"/>// Search for the value</text:p>
      <text:p text:style-name="P5">33 <text:s text:c="9"/>result = IntBinarySearcher.search(numbers, searchValue);</text:p>
      <text:p text:style-name="P5">34</text:p>
      <text:p text:style-name="P5">35 <text:s text:c="9"/>// Display the results.</text:p>
      <text:p text:style-name="P5">36 <text:s text:c="9"/>if (result == –1)</text:p>
      <text:p text:style-name="P5">37 <text:s text:c="11"/>System.out.println(searchValue + " was not found.");</text:p>
      <text:p text:style-name="P5">38 <text:s text:c="9"/>else</text:p>
      <text:p text:style-name="P5">39 <text:s text:c="9"/>{</text:p>
      <text:p text:style-name="P5">40 <text:s text:c="12"/>System.out.println(searchValue + " was found at " +</text:p>
      <text:p text:style-name="P5">41 <text:s text:c="31"/>"element " + result);</text:p>
      <text:p text:style-name="P5">42 <text:s text:c="9"/>}</text:p>
      <text:p text:style-name="P5">43</text:p>
      <text:p text:style-name="P5">44 <text:s text:c="10"/>// Consume the remaining newline...</text:p>
      <text:p text:style-name="P5">45 <text:s text:c="10"/>keyboard.nextLine();</text:p>
      <text:p text:style-name="P5">46</text:p>
      <text:p text:style-name="P5">47 <text:s text:c="10"/>// Does the user want to search again?</text:p>
      <text:p text:style-name="P5">48 <text:s text:c="10"/>System.out.print("Do you want to search again? (Y or N): ");</text:p>
      <text:p text:style-name="P5">49 <text:s text:c="10"/>input = keyboard.nextLine();</text:p>
      <text:p text:style-name="P5">50 <text:s text:c="6"/>} while (input.charAt(0) == 'y' || input.charAt(0) == 'Y');</text:p>
      <text:p text:style-name="P5">51 <text:s text:c="3"/>}</text:p>
      <text:p text:style-name="P5">52 }</text:p>
      <text:p text:style-name="P5"/>
      <text:p text:style-name="P5">these are more efficient because if they fail to find a value they eliminate half of the index.</text:p>
      <text:p text:style-name="P5"><text:soft-page-break/>A Recursive Binary Search</text:p>
      <text:p text:style-name="P5">The binary search algorithm that we previously examined used an iterative approach, meaning that it used a loop to step through the array. The binary search algorithm can also be implemented recursively. For example, the procedure can be expressed as follows:</text:p>
      <text:p text:style-name="P5"/>
      <text:p text:style-name="P5">If array[middle] equals the search value, then the value is found</text:p>
      <text:p text:style-name="P5">Else if array[middle] is less than the search value, perform a binary</text:p>
      <text:p text:style-name="P5"><text:s text:c="9"/>search on the upper half of the array</text:p>
      <text:p text:style-name="P5">Else if array[middle] is greater than the search value, perform</text:p>
      <text:p text:style-name="P5"><text:s text:c="9"/>a binary search on the lower half of the array</text:p>
      <text:p text:style-name="P5">End If</text:p>
      <text:p text:style-name="P5">When you compare the recursive algorithm to its iterative counterpart, it becomes evident that the recursive version is much more elegant and easier to understand. The recursive binary search algorithm is also a good example of repeatedly breaking a problem down into smaller pieces until it is solved. Code Listing 16-16 shows the RecursiveBinarySearcher class. This class provides a public static method named search, which calls the recursive binarySearch method to find a value in an int array. The program in Code Listing 16-17 tests the method.</text:p>
      <text:p text:style-name="P5"/>
      <text:p text:style-name="P5">Code Listing 16-16 (RecursiveBinarySearcher.java)</text:p>
      <text:p text:style-name="P5"><text:s/>1 /**</text:p>
      <text:p text:style-name="P5"><text:s/>2 <text:s text:c="3"/>The RecursiveBinarySearcher class provides a public static</text:p>
      <text:p text:style-name="P5"><text:s/>3 <text:s text:c="3"/>method for performing a recursive binary search on an int array.</text:p>
      <text:p text:style-name="P5"><text:s/>4 */</text:p>
      <text:p text:style-name="P5"><text:s/>5</text:p>
      <text:p text:style-name="P5"><text:s/>6 public class RecursiveBinarySearcher</text:p>
      <text:p text:style-name="P5"><text:s/>7 {</text:p>
      <text:p text:style-name="P5"><text:s/>8 <text:s text:c="3"/>/**</text:p>
      <text:p text:style-name="P5"><text:s/>9 <text:s text:c="6"/>The search method calls the doBinarySearch method</text:p>
      <text:p text:style-name="P5">10 <text:s text:c="6"/>to search for a value in an array.</text:p>
      <text:p text:style-name="P5">11 <text:s text:c="6"/>@param array The array to search.</text:p>
      <text:p text:style-name="P5">12 <text:s text:c="6"/>@param value The value to search for.</text:p>
      <text:p text:style-name="P5">13 <text:s text:c="3"/>*/</text:p>
      <text:p text:style-name="P5">14</text:p>
      <text:p text:style-name="P5">15 <text:s text:c="3"/>public static int search(int[] array, int value)</text:p>
      <text:p text:style-name="P5">16 <text:s text:c="3"/>{</text:p>
      <text:p text:style-name="P5">17 <text:s text:c="6"/>return binarySearch(array, 0, array.length – 1, value);</text:p>
      <text:p text:style-name="P5">18 <text:s text:c="3"/>}</text:p>
      <text:p text:style-name="P5">19</text:p>
      <text:p text:style-name="P5">20 <text:s text:c="3"/>/**</text:p>
      <text:p text:style-name="P5">21 <text:s text:c="6"/>The binarySearch method performs a recursive binary</text:p>
      <text:p text:style-name="P5">22 <text:s text:c="6"/>search on an integer array.</text:p>
      <text:p text:style-name="P5">23 <text:s text:c="6"/>@param array The array to search.</text:p>
      <text:p text:style-name="P5">24 <text:s text:c="6"/>@param first The first element in the search range.</text:p>
      <text:p text:style-name="P5">25 <text:s text:c="6"/>@param last The last element in the search range.</text:p>
      <text:p text:style-name="P5">26 <text:s text:c="6"/>@param value The value to search for.</text:p>
      <text:p text:style-name="P5">27 <text:s text:c="6"/>@return The subscript of the value if found,</text:p>
      <text:p text:style-name="P5">28 <text:s text:c="14"/>otherwise –1.</text:p>
      <text:p text:style-name="P5">29 <text:s text:c="3"/>*/</text:p>
      <text:p text:style-name="P5">30</text:p>
      <text:p text:style-name="P5"><text:soft-page-break/>31 <text:s text:c="3"/>private static int binarySearch(int[] array, int first,</text:p>
      <text:p text:style-name="P5">32 <text:s text:c="35"/>int last, int value)</text:p>
      <text:p text:style-name="P5">33 <text:s text:c="3"/>{</text:p>
      <text:p text:style-name="P5">34 <text:s text:c="6"/>int middle; <text:s text:c="4"/>// Mid point of search</text:p>
      <text:p text:style-name="P5">35</text:p>
      <text:p text:style-name="P5">36 <text:s text:c="6"/>// Test for the base case where the</text:p>
      <text:p text:style-name="P5">37 <text:s text:c="6"/>// value is not found.</text:p>
      <text:p text:style-name="P5">38 <text:s text:c="6"/>if (first &gt; last)</text:p>
      <text:p text:style-name="P5">39 <text:s text:c="9"/>return –1;</text:p>
      <text:p text:style-name="P5">40</text:p>
      <text:p text:style-name="P5">41 <text:s text:c="6"/>// Calculate the middle position.</text:p>
      <text:p text:style-name="P5">42 <text:s text:c="6"/>middle = (first + last) / 2;</text:p>
      <text:p text:style-name="P5">43</text:p>
      <text:p text:style-name="P5">44 <text:s text:c="6"/>// Search for the value.</text:p>
      <text:p text:style-name="P5">45 <text:s text:c="6"/>if (array[middle] == value)</text:p>
      <text:p text:style-name="P5">46 <text:s text:c="9"/>return middle;</text:p>
      <text:p text:style-name="P5">47 <text:s text:c="6"/>else if (array[middle] &lt; value)</text:p>
      <text:p text:style-name="P5">48 <text:s text:c="9"/>return binarySearch(array, middle + 1,</text:p>
      <text:p text:style-name="P5">49 <text:s text:c="29"/>last, value);</text:p>
      <text:p text:style-name="P5">50 <text:s text:c="6"/>else</text:p>
      <text:p text:style-name="P5">51 <text:s text:c="9"/>return binarySearch(array, first,</text:p>
      <text:p text:style-name="P5">52 <text:s text:c="29"/>middle – 1, value);</text:p>
      <text:p text:style-name="P5">53 <text:s text:c="3"/>}</text:p>
      <text:p text:style-name="P5">54</text:p>
      <text:p text:style-name="P5">55 }</text:p>
      <text:p text:style-name="P5"/>
      <text:p text:style-name="P5">Code Listing 16-17 (RecursiveBinarySearchTest.java)</text:p>
      <text:p text:style-name="P5"><text:s/>1 import java.util.Scanner;</text:p>
      <text:p text:style-name="P5"><text:s/>2</text:p>
      <text:p text:style-name="P5"><text:s/>3 /**</text:p>
      <text:p text:style-name="P5"><text:s/>4 <text:s text:c="3"/>This program tests the search method in the</text:p>
      <text:p text:style-name="P5"><text:s/>5 <text:s text:c="3"/>RecursiveBinarySearcher class.</text:p>
      <text:p text:style-name="P5"><text:s/>6 */</text:p>
      <text:p text:style-name="P5"><text:s/>7</text:p>
      <text:p text:style-name="P5"><text:s/>8 public class RecursiveBinarySearchTest</text:p>
      <text:p text:style-name="P5"><text:s/>9 {</text:p>
      <text:p text:style-name="P5">10 <text:s text:c="3"/>public static void main(String [] args)</text:p>
      <text:p text:style-name="P5">11 <text:s text:c="3"/>{</text:p>
      <text:p text:style-name="P5">12 <text:s text:c="6"/>int result, searchValue;</text:p>
      <text:p text:style-name="P5">13 <text:s text:c="6"/>String input;</text:p>
      <text:p text:style-name="P5">14</text:p>
      <text:p text:style-name="P5">15 <text:s text:c="6"/>// An array of numbers to search.</text:p>
      <text:p text:style-name="P5">16 <text:s text:c="6"/>int numbers[] = { 536, 289, 296, 429, 319, 142, 394,</text:p>
      <text:p text:style-name="P5">17 <text:s text:c="24"/>101, 388, 147, 417, 199, 207, 222,</text:p>
      <text:p text:style-name="P5">18 <text:s text:c="24"/>189, 310, 447, 521, 234, 600};</text:p>
      <text:p text:style-name="P5">19</text:p>
      <text:p text:style-name="P5">20 <text:s text:c="6"/>// Create a Scanner object to read keyboard input.</text:p>
      <text:p text:style-name="P5">21 <text:s text:c="6"/>Scanner keyboard = new Scanner(System.in);</text:p>
      <text:p text:style-name="P5">22</text:p>
      <text:p text:style-name="P5"><text:soft-page-break/>23 <text:s text:c="6"/>// First we must sort the array in ascending order.</text:p>
      <text:p text:style-name="P5">24 <text:s text:c="6"/>IntQuickSorter.quickSort(numbers);</text:p>
      <text:p text:style-name="P5">25</text:p>
      <text:p text:style-name="P5">26 <text:s text:c="6"/>do</text:p>
      <text:p text:style-name="P5">27 <text:s text:c="6"/>{</text:p>
      <text:p text:style-name="P5">28 <text:s text:c="9"/>// Get a value to search for.</text:p>
      <text:p text:style-name="P5">29 <text:s text:c="9"/>System.out.print("Enter a value to search for: ");</text:p>
      <text:p text:style-name="P5">30 <text:s text:c="9"/>searchValue = keyboard.nextInt();</text:p>
      <text:p text:style-name="P5">31</text:p>
      <text:p text:style-name="P5">32 <text:s text:c="9"/>// Search for the value</text:p>
      <text:p text:style-name="P5">33 <text:s text:c="9"/>result =</text:p>
      <text:p text:style-name="P5">34 <text:s text:c="12"/>RecursiveBinarySearcher.search(numbers, searchValue);</text:p>
      <text:p text:style-name="P5">35</text:p>
      <text:p text:style-name="P5">36 <text:s text:c="9"/>// Display the results.</text:p>
      <text:p text:style-name="P5">37 <text:s text:c="9"/>if (result == –1)</text:p>
      <text:p text:style-name="P5">38 <text:s text:c="12"/>System.out.println(searchValue + " was not found.");</text:p>
      <text:p text:style-name="P5">39 <text:s text:c="9"/>else</text:p>
      <text:p text:style-name="P5">40 <text:s text:c="9"/>{</text:p>
      <text:p text:style-name="P5">41 <text:s text:c="12"/>System.out.println(searchValue + " was found at " +</text:p>
      <text:p text:style-name="P5">42 <text:s text:c="31"/>"element " + result);</text:p>
      <text:p text:style-name="P5">43 <text:s text:c="9"/>}</text:p>
      <text:p text:style-name="P5">44</text:p>
      <text:p text:style-name="P5">45 <text:s text:c="9"/>// Consume the remaining newline.</text:p>
      <text:p text:style-name="P5">46 <text:s text:c="9"/>keyboard.nextLine();</text:p>
      <text:p text:style-name="P5">47</text:p>
      <text:p text:style-name="P5">48 <text:s text:c="9"/>// Does the user want to search again?</text:p>
      <text:p text:style-name="P5">49 <text:s text:c="9"/>System.out.print("Do you want to search again? (Y or N): ");</text:p>
      <text:p text:style-name="P5">50 <text:s text:c="9"/>input = keyboard.nextLine();</text:p>
      <text:p text:style-name="P5">51 <text:s text:c="6"/>} while (input.charAt(0) == 'y' || input.charAt(0) == 'Y');</text:p>
      <text:p text:style-name="P5">52 <text:s text:c="3"/>}</text:p>
      <text:p text:style-name="P5">53 }</text:p>
      <text:p text:style-name="P5"/>
      <text:p text:style-name="P3">16.3:</text:p>
      <text:p text:style-name="P5">we can measure algorithm efficiency by the number of steps required to solve.</text:p>
      <text:p text:style-name="P5">An algorithm is a mechanical step-by-step procedure for solving a problem and is the basic strategy used in designing a program. There is often more than one algorithm that can be used to solve a given problem. For example, we saw in the previous section that the problem of searching a sorted array can be solved by two different methods: sequential search and binary search.</text:p>
      <text:p text:style-name="P5"/>
      <text:p text:style-name="P5">How can we decide which of two algorithms for solving a problem is better? To answer this question, we need to establish criteria for judging the “goodness” or efficiency of an algorithm. The two criteria that are most often used are space and time. The space criterion refers to the amount of memory the algorithm requires to solve the problem, while the time criterion refers to the length of execution time. In this chapter, we will use the time criterion to evaluate the efficiency of algorithms.</text:p>
      <text:p text:style-name="P5"/>
      <text:p text:style-name="P5">One possibility for comparing two algorithms is to code them and then time the execution of the resulting Java programs. This experimental approach can yield useful information, but it has the following shortcomings:</text:p>
      <text:p text:style-name="P5"/>
      <text:p text:style-name="P5"><text:soft-page-break/>It measures the efficiency of programs rather than algorithms.</text:p>
      <text:p text:style-name="P5"/>
      <text:p text:style-name="P5">The results obtained depend on the programming language used to code the algorithms, and on the quality of the compiler used to generate machine code. The programs may run faster or slower if they are coded in a different language, or compiled by a different compiler.</text:p>
      <text:p text:style-name="P5"/>
      <text:p text:style-name="P5">The results obtained depend on how the operating system executes programs, and on the nature of the hardware on which the programs are executing. The execution times may be different if we run the programs on a different computer and a different operating system.</text:p>
      <text:p text:style-name="P5"/>
      <text:p text:style-name="P5">The results obtained apply only to those inputs that were part of the execution runs and may not be representative of the performance of the algorithms on a different set of inputs.</text:p>
      <text:p text:style-name="P5"/>
      <text:p text:style-name="P5">A better appraoch would be to count the steps an al would take to process input of given size.</text:p>
      <text:p text:style-name="P5">Computational Problems and Basic Steps</text:p>
      <text:p text:style-name="P5">A computational problem is a problem to be solved using an algorithm. Such a problem is a collection of instances, with each instance being specified by input data given in some prescribed format. For example, if the problem P is to sort an array of integers, then an instance of P is just a specific integer array. The size of an instance refers to the amount of memory needed to hold the input data. The input size is usually given as a number that allows us to infer the total number of bits occupied by the input data. If the number of bits occupied by an entry of the array is fixed, say at 64 bits, then the length of the array is a good measure of input size. In contrast, the length of the array is not a good measure of input size if there is no a priori bound on the size of array elements.</text:p>
      <text:p text:style-name="P5"/>
      <text:p text:style-name="P5">A step executed by an algorithm is a basic step (also called a basic operation) if the algorithm can execute the step in time bounded by a constant regardless of the size of the input. In sorting an array of integers, the step</text:p>
      <text:p text:style-name="P5"/>
      <text:p text:style-name="P5">Swap the elements in positions k and </text:p>
      <text:p text:style-name="P5">�</text:p>
      <text:p text:style-name="P5">+</text:p>
      <text:p text:style-name="P5">1</text:p>
      <text:p text:style-name="P5"/>
      <text:p text:style-name="P5">is basic because the time required to swap two array elements remains constant even if the length of the array increases. In contrast, a step such as</text:p>
      <text:p text:style-name="P5"/>
      <text:p text:style-name="P5">Find the largest element of the array</text:p>
      <text:p text:style-name="P5"/>
      <text:p text:style-name="P5">is not basic because the time required to complete the step depends on the length of the array. Intuitively, a basic step is one that can conceivably be built into the hardware of some physical computers.</text:p>
      <text:p text:style-name="P5"/>
      <text:p text:style-name="P5">The definition of a basic step does not specify the size of the constant that bounds the time required to execute the step. Ignoring the exact value of these constants reflects the reality that the same operation may be executed with different speeds on different hardware, and that an operation that can be executed with one hardware instruction on one computer may require several hardware instructions on another computer. A consequence of this definition is that we can count any constant number of basic steps as one basic step. In particular, an algorithm that executes 500n basic steps can accurately be described as executing n basic steps.</text:p>
      <text:p text:style-name="P5"><text:soft-page-break/></text:p>
      <text:p text:style-name="P5">It is important to realize that ordinary arithmetic and logic operations such as addition and comparison are not basic unless a constant bound is put on the size of the numbers being added or compared. The size of the bound does not matter as long as the bound is constant: it may be 32, 64, 128, 1024 bits, or even larger, and these operations will still be basic. In the following discussion, we assume that numbers that occur in our algorithms as inputs, outputs, or are computed as intermediate results are all bounded in size. This allows us to consider operations on them as basic.</text:p>
      <text:p text:style-name="P5"/>
      <text:p text:style-name="P5">It only makes sense to describe an algorithm after we have described the problem the algorithm is supposed to solve. A computational problem is described by giving, for each positive integer n, the format of a typical input of size n followed by a description of output to be produced by an algorithm that solves the problem. For example, the problem of summing an integer array can be described as follows:</text:p>
      <text:p text:style-name="P5"/>
      <text:p text:style-name="P5">INPUT: An integer array a[ ] of size n</text:p>
      <text:p text:style-name="P5"/>
      <text:p text:style-name="P5">SIZE OF INPUT: The number n of array entries</text:p>
      <text:p text:style-name="P5"/>
      <text:p text:style-name="P5">OUTPUT: An integer sum representing the sum total of the array entries</text:p>
      <text:p text:style-name="P5"/>
      <text:p text:style-name="P5">In this context, an algorithm for solving the problem can be given as follows:</text:p>
      <text:p text:style-name="P5"/>
      <text:p text:style-name="P5">Complexity of Algorithms</text:p>
      <text:p text:style-name="P5">We can determine the number of basic steps executed by this algorithm on an input of size n by reasoning as follows. The algorithm consists of two statements (Statements 1 and 2) and a loop (Statements 3–6). The two statements before the loop can be counted as one basic operation. Clearly, the amount of time the algorithm takes to execute a single iteration of the loop does not depend on n, and so is constant. (This can also be seen by noting that each statement inside the loop is a basic operation.) This allows us to count each loop iteration as a single basic operation. Because the algorithm executes the loop n times, it executes </text:p>
      <text:p text:style-name="P5">�</text:p>
      <text:p text:style-name="P5">+</text:p>
      <text:p text:style-name="P5">1</text:p>
      <text:p text:style-name="P5"><text:s/>basic operations altogether. For large problem sizes, the number of basic operations performed is approximately n. Because of the hidden constant factors, we say that the algorithm requires time proportional to n to process an input of size n.</text:p>
      <text:p text:style-name="P5"/>
      <text:p text:style-name="P5">Notice that in our analysis of the array-summing algorithm, we could have gotten the same result by counting the number of loop iterations performed by the algorithm. Moreover, notice that the crucial operation in summing an array is the addition of array elements (Statement 4), and that there are as many additions of array elements as there are loop iterations. Thus, we could have gotten the same result by just counting additions of array elements. It turns out that for most algorithms, it suffices to identify and count only one or two basic operations that are in some way crucial to the problem being solved. For example, in many array searching and sorting algorithms, it suffices to count the number of comparisons between array elements.</text:p>
      <text:p text:style-name="P5"/>
      <text:p text:style-name="P5">The array-summing algorithm just considered is particularly simple to analyze because it performs the same amount of work for all inputs of a given size. Consider the problem of searching an array of integers for a given integer X, solved here by the familiar sequential search algorithm:</text:p>
      <text:p text:style-name="P5"><text:soft-page-break/></text:p>
      <text:p text:style-name="P5">INPUT: An integer array a[ ] of size n, and an integer X</text:p>
      <text:p text:style-name="P5"/>
      <text:p text:style-name="P5">SIZE OF INPUT: The number n of array entries</text:p>
      <text:p text:style-name="P5"/>
      <text:p text:style-name="P5">OUTPUT: An integer k in the range </text:p>
      <text:p text:style-name="P5">0</text:p>
      <text:p text:style-name="P5">≤</text:p>
      <text:p text:style-name="P5">�</text:p>
      <text:p text:style-name="P5">≤</text:p>
      <text:p text:style-name="P5">�</text:p>
      <text:p text:style-name="P5">−</text:p>
      <text:p text:style-name="P5">1</text:p>
      <text:p text:style-name="P5"><text:s/>such that </text:p>
      <text:p text:style-name="P5">�</text:p>
      <text:p text:style-name="P5">[</text:p>
      <text:p text:style-name="P5">�</text:p>
      <text:p text:style-name="P5">]</text:p>
      <text:p text:style-name="P5">=</text:p>
      <text:p text:style-name="P5">�</text:p>
      <text:p text:style-name="P5">,</text:p>
      <text:p text:style-name="P5"><text:s/>or </text:p>
      <text:p text:style-name="P5">�</text:p>
      <text:p text:style-name="P5">=</text:p>
      <text:p text:style-name="P5">�</text:p>
      <text:p text:style-name="P5"/>
      <text:p text:style-name="P5">ALGORITHM:</text:p>
      <text:p text:style-name="P5">k = 0</text:p>
      <text:p text:style-name="P5">While k &lt; n and a[k] != X do</text:p>
      <text:p text:style-name="P5"><text:s text:c="2"/>k = k + 1;</text:p>
      <text:p text:style-name="P5">End While</text:p>
      <text:p text:style-name="P5"/>
      <text:p text:style-name="P5">Worst Case Complexity of Algorithms</text:p>
      <text:p text:style-name="P5">The worst-case complexity function f(n) of an algorithm is the number of steps it performs on an input of size n that requires the most work. It gives an indication of the longest time an algorithm will ever take to solve an instance of size n, and is a good measure of efficiency to use when we are looking for a performance guarantee.</text:p>
      <text:p text:style-name="P5"/>
      <text:p text:style-name="P5">Let us determine the worst-case complexity of binary search. This algorithm is used to locate an item X in an array sorted in ascending order. The worst case occurs when X is not found in the array. We will show that in this case, the algorithm performs </text:p>
      <text:p text:style-name="P5">�</text:p>
      <text:p text:style-name="P5">+</text:p>
      <text:p text:style-name="P5">1</text:p>
      <text:p text:style-name="P5"><text:s/>steps, where L is the number of loop iterations.</text:p>
      <text:p text:style-name="P5"/>
      <text:p text:style-name="P5">As shown earlier in this chapter, this algorithm consists of some initialization of some variables followed by a loop. The initialization requires constant time, and can therefore be considered to be one basic operation. Likewise, each iteration of the loop is a basic step (increasing the number of entries in <text:soft-page-break/>the array does not increase the amount of time required by a single iteration of the loop). This shows that the number of steps required by binary search is </text:p>
      <text:p text:style-name="P5">�</text:p>
      <text:p text:style-name="P5">+</text:p>
      <text:p text:style-name="P5">1</text:p>
      <text:p text:style-name="P5">.</text:p>
      <text:p text:style-name="P5"><text:s/>Now L is approximately equal to the integer part of log n, the logarithm of n to the base 2. To see this, notice that the size of the array to be searched is initially n, and each iteration reduces the size of the remaining portion of the array by one half. Because each loop iteration performs at most two comparisons, binary search performs a total of 2 log n comparisons. By ignoring the constant factor, we can summarize our findings as follows:</text:p>
      <text:p text:style-name="P5"/>
      <text:p text:style-name="P5">In the worst case, binary search requires time proportional to log n.</text:p>
      <text:p text:style-name="P5"/>
      <text:p text:style-name="P5">For our last example of determining the complexity of an algorithm, consider the following outline of a variant of the selection sort algorithm, also studied earlier in this chapter:</text:p>
      <text:p text:style-name="P5"/>
      <text:p text:style-name="P5">INPUT: An array a[ ] of n integers</text:p>
      <text:p text:style-name="P5"/>
      <text:p text:style-name="P5">SIZE OF INPUT: The number n of array entries</text:p>
      <text:p text:style-name="P5"/>
      <text:p text:style-name="P5">OUTPUT: The array a[ ] rearranged so that </text:p>
      <text:p text:style-name="P5">�</text:p>
      <text:p text:style-name="P5">[</text:p>
      <text:p text:style-name="P5">0</text:p>
      <text:p text:style-name="P5">]</text:p>
      <text:p text:style-name="P5">≤</text:p>
      <text:p text:style-name="P5">�</text:p>
      <text:p text:style-name="P5">[</text:p>
      <text:p text:style-name="P5">1</text:p>
      <text:p text:style-name="P5">]</text:p>
      <text:p text:style-name="P5">≤</text:p>
      <text:p text:style-name="P5">⋯</text:p>
      <text:p text:style-name="P5">≤</text:p>
      <text:p text:style-name="P5">�</text:p>
      <text:p text:style-name="P5">[</text:p>
      <text:p text:style-name="P5">�</text:p>
      <text:p text:style-name="P5">−</text:p>
      <text:p text:style-name="P5">1</text:p>
      <text:p text:style-name="P5">]</text:p>
      <text:p text:style-name="P5"/>
      <text:p text:style-name="P5">ALGORITHM:</text:p>
      <text:p text:style-name="P5">1: <text:s text:c="2"/>For (k = n–1; k &gt;= 1; k--)</text:p>
      <text:p text:style-name="P5">2: <text:s text:c="5"/>// a[0..k] is what remains to be sorted</text:p>
      <text:p text:style-name="P5">3: <text:s text:c="5"/>determine position p of largest entry in a[0..k]</text:p>
      <text:p text:style-name="P5">4: <text:s text:c="5"/>swap a[p] with a[k]</text:p>
      <text:p text:style-name="P5">5: <text:s text:c="2"/>End For</text:p>
      <text:p text:style-name="P5"/>
      <text:p text:style-name="P5"/>
      <text:p text:style-name="P5"><text:soft-page-break/>Average Case Complexity</text:p>
      <text:p text:style-name="P5">The worst-case complexity will not give a good indication of how an algorithm will perform in practical situations in which inputs that yield worst case performance are rare. An alternative method, the average case complexity function, can be used if the relative frequencies with which the different inputs are likely to occur in practice are known. The average case complexity function uses such frequencies to form a weighted average of the number of steps performed on each input. Although it yields a good measure of the expected performance of an algorithm, it is difficult to use in practice because reliable estimates of input frequencies are usually not available.</text:p>
      <text:p text:style-name="P5"/>
      <text:p text:style-name="P5">Asymptotic Complexity and the Big O Notation</text:p>
      <text:p text:style-name="P5">We can compare two algorithms F and G for solving a problem by comparing their complexity functions. More specifically, if f(n) and g(n) are the complexity functions for the two algorithms, we can compare the algorithms against each other by looking at what happens to the ratio f(n)/g(n) when n gets large. This is easiest to understand if this ratio tends to some limit. Let us consider some specific examples.</text:p>
      <text:p text:style-name="P5"/>
      <text:p text:style-name="P5">16.4 Common Errors to Avoid</text:p>
      <text:p text:style-name="P5">Using an inefficient sort or search algorithm on a large array. Simple algorithms like the bubble sort and the sequential search are inefficient because they access array elements so many times. More efficient algorithms like Quicksort and the binary search are preferable, especially on large arrays.</text:p>
      <text:p text:style-name="P5"/>
      <text:p text:style-name="P5">Forgetting to sort the data in an array before using the binary search algorithm. The binary search algorithm requires that its data already be sorted.</text:p>
      <text:p text:style-name="P5"/>
      <text:p text:style-name="P5">Using timing to determine the efficiency of an algorithm. The results obtained from timing an application depend on many variables, including the programming language used and on the quality of the compiler used to generate machine code. A better approach is to count the number of basic steps an algorithm requires to process an input of a given size.</text:p>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1T13:12:58.923000000</meta:creation-date>
    <dc:date>2023-03-11T14:27:30.728000000</dc:date>
    <meta:editing-duration>PT1H14M31S</meta:editing-duration>
    <meta:editing-cycles>2</meta:editing-cycles>
    <meta:generator>LibreOffice/7.4.0.3$Windows_X86_64 LibreOffice_project/f85e47c08ddd19c015c0114a68350214f7066f5a</meta:generator>
    <meta:document-statistic meta:table-count="0" meta:image-count="0" meta:object-count="0" meta:page-count="44" meta:paragraph-count="1657" meta:word-count="12774" meta:character-count="77022" meta:non-whitespace-character-count="58409"/>
  </office:meta>
</office:document-meta>
</file>